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nux Biolinum G" svg:font-family="'Linux Biolinum G'" style:font-adornments="Norma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fo:text-align="start" style:justify-single-word="false"/>
      <style:text-properties fo:language="it" fo:country="IT" fo:font-style="normal" style:text-underline-style="none" officeooo:rsid="0002fa03" style:font-style-asian="normal" style:font-style-complex="normal"/>
    </style:style>
    <style:style style:name="P2" style:family="paragraph" style:parent-style-name="Text_20_body">
      <style:paragraph-properties fo:line-height="100%" fo:text-align="start" style:justify-single-word="false"/>
      <style:text-properties fo:language="it" fo:country="IT" fo:font-style="normal" style:text-underline-style="none" officeooo:rsid="000dd078" officeooo:paragraph-rsid="000dd078" style:font-style-asian="normal" style:font-style-complex="normal"/>
    </style:style>
    <style:style style:name="P3" style:family="paragraph" style:parent-style-name="Text_20_body">
      <style:text-properties fo:language="it" fo:country="IT" fo:font-style="normal" officeooo:rsid="004893e3" style:font-style-asian="normal" style:font-style-complex="normal"/>
    </style:style>
    <style:style style:name="P4" style:family="paragraph" style:parent-style-name="Text_20_body">
      <style:text-properties fo:language="it" fo:country="IT" officeooo:rsid="003e35fe" officeooo:paragraph-rsid="00509a14"/>
    </style:style>
    <style:style style:name="P5" style:family="paragraph" style:parent-style-name="Text_20_body">
      <style:text-properties fo:language="it" fo:country="IT" officeooo:rsid="00530e41" officeooo:paragraph-rsid="00530e41"/>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officeooo:paragraph-rsid="00126a2d" style:font-style-asian="italic" style:font-style-complex="italic"/>
    </style:style>
    <style:style style:name="P8" style:family="paragraph" style:parent-style-name="Text_20_body">
      <style:text-properties fo:font-style="italic" officeooo:paragraph-rsid="00218ee9" style:font-style-asian="italic" style:font-style-complex="italic"/>
    </style:style>
    <style:style style:name="P9" style:family="paragraph" style:parent-style-name="Text_20_body">
      <style:text-properties officeooo:rsid="00218ee9" officeooo:paragraph-rsid="00218ee9"/>
    </style:style>
    <style:style style:name="P10" style:family="paragraph" style:parent-style-name="Text_20_body">
      <style:text-properties fo:font-style="normal" officeooo:rsid="00218ee9" officeooo:paragraph-rsid="00218ee9" style:font-style-asian="normal" style:font-style-complex="normal"/>
    </style:style>
    <style:style style:name="P11" style:family="paragraph" style:parent-style-name="Text_20_body">
      <style:text-properties officeooo:rsid="003e35fe" officeooo:paragraph-rsid="003e35fe"/>
    </style:style>
    <style:style style:name="P12" style:family="paragraph" style:parent-style-name="Text_20_body">
      <style:text-properties officeooo:rsid="004893e3" officeooo:paragraph-rsid="004893e3"/>
    </style:style>
    <style:style style:name="P13" style:family="paragraph" style:parent-style-name="Text_20_body">
      <style:text-properties officeooo:paragraph-rsid="00530e41"/>
    </style:style>
    <style:style style:name="P14" style:family="paragraph" style:parent-style-name="Text_20_body">
      <style:paragraph-properties fo:margin-top="0cm" fo:margin-bottom="0cm" style:contextual-spacing="false" fo:line-height="100%" fo:text-align="start" style:justify-single-word="false"/>
      <style:text-properties fo:language="it" fo:country="IT" officeooo:paragraph-rsid="0002fa03"/>
    </style:style>
    <style:style style:name="P15" style:family="paragraph" style:parent-style-name="Text_20_body">
      <style:paragraph-properties fo:margin-top="0cm" fo:margin-bottom="0cm" style:contextual-spacing="false" fo:line-height="100%" fo:text-align="start" style:justify-single-word="false"/>
      <style:text-properties fo:language="it" fo:country="IT" fo:font-style="normal" style:text-underline-style="none" officeooo:rsid="0002fa03" officeooo:paragraph-rsid="0002fa03" style:font-style-asian="normal" style:font-style-complex="normal"/>
    </style:style>
    <style:style style:name="P16" style:family="paragraph" style:parent-style-name="Standard">
      <style:paragraph-properties fo:line-height="100%" fo:text-align="start" style:justify-single-word="false"/>
      <style:text-properties fo:language="it" fo:country="IT" officeooo:rsid="0002fa03" officeooo:paragraph-rsid="0002fa03"/>
    </style:style>
    <style:style style:name="P17" style:family="paragraph" style:parent-style-name="Standard">
      <style:paragraph-properties fo:line-height="100%" fo:text-align="start" style:justify-single-word="false"/>
      <style:text-properties fo:language="it" fo:country="IT" officeooo:rsid="000a6286" officeooo:paragraph-rsid="000a6286"/>
    </style:style>
    <style:style style:name="P18" style:family="paragraph" style:parent-style-name="Standard">
      <style:text-properties fo:language="it" fo:country="IT" officeooo:rsid="0002b929" officeooo:paragraph-rsid="0002b929"/>
    </style:style>
    <style:style style:name="P19" style:family="paragraph" style:parent-style-name="Standard">
      <style:text-properties fo:language="it" fo:country="IT" officeooo:rsid="0002b929" officeooo:paragraph-rsid="00405486"/>
    </style:style>
    <style:style style:name="P20" style:family="paragraph" style:parent-style-name="Standard">
      <style:text-properties fo:language="it" fo:country="IT" officeooo:paragraph-rsid="0001f476"/>
    </style:style>
    <style:style style:name="P21" style:family="paragraph" style:parent-style-name="Standard">
      <style:text-properties fo:language="it" fo:country="IT" officeooo:rsid="000e0f79" officeooo:paragraph-rsid="000e0f79"/>
    </style:style>
    <style:style style:name="P22" style:family="paragraph" style:parent-style-name="Standard">
      <style:text-properties fo:language="it" fo:country="IT" officeooo:rsid="0001f476" officeooo:paragraph-rsid="0001f476"/>
    </style:style>
    <style:style style:name="P23" style:family="paragraph" style:parent-style-name="Standard">
      <style:text-properties fo:language="it" fo:country="IT" officeooo:rsid="0001f476" officeooo:paragraph-rsid="0011fbb6"/>
    </style:style>
    <style:style style:name="P24" style:family="paragraph" style:parent-style-name="Standard">
      <style:text-properties fo:language="it" fo:country="IT" officeooo:rsid="0001f476" officeooo:paragraph-rsid="0046842c"/>
    </style:style>
    <style:style style:name="P25" style:family="paragraph" style:parent-style-name="Standard">
      <style:text-properties fo:language="it" fo:country="IT" officeooo:rsid="0001f476" officeooo:paragraph-rsid="0004772b"/>
    </style:style>
    <style:style style:name="P26" style:family="paragraph" style:parent-style-name="Standard">
      <style:text-properties fo:language="it" fo:country="IT" officeooo:rsid="000ee357" officeooo:paragraph-rsid="000ee357"/>
    </style:style>
    <style:style style:name="P27" style:family="paragraph" style:parent-style-name="Standard">
      <style:text-properties fo:language="it" fo:country="IT" officeooo:rsid="000ef802" officeooo:paragraph-rsid="000ef802"/>
    </style:style>
    <style:style style:name="P28" style:family="paragraph" style:parent-style-name="Standard">
      <style:text-properties fo:language="it" fo:country="IT" officeooo:rsid="00170d1d" officeooo:paragraph-rsid="00170d1d"/>
    </style:style>
    <style:style style:name="P29" style:family="paragraph" style:parent-style-name="Standard">
      <style:text-properties fo:language="it" fo:country="IT" fo:font-style="normal" officeooo:rsid="000ee357" officeooo:paragraph-rsid="000ee357" style:font-style-asian="normal" style:font-style-complex="normal"/>
    </style:style>
    <style:style style:name="P30" style:family="paragraph" style:parent-style-name="Standard">
      <style:text-properties fo:language="it" fo:country="IT" fo:font-style="normal" officeooo:rsid="0010e176" officeooo:paragraph-rsid="0010e176" style:font-style-asian="normal" style:font-style-complex="normal"/>
    </style:style>
    <style:style style:name="P31" style:family="paragraph" style:parent-style-name="Standard">
      <style:text-properties fo:language="it" fo:country="IT" fo:font-style="normal" officeooo:rsid="00126a2d" officeooo:paragraph-rsid="00126a2d" style:font-style-asian="normal" style:font-style-complex="normal"/>
    </style:style>
    <style:style style:name="P32" style:family="paragraph" style:parent-style-name="Standard">
      <style:text-properties fo:language="it" fo:country="IT" fo:font-style="normal" officeooo:rsid="00160c3a" officeooo:paragraph-rsid="00160c3a" style:font-style-asian="normal" style:font-style-complex="normal"/>
    </style:style>
    <style:style style:name="P33" style:family="paragraph" style:parent-style-name="Standard">
      <style:text-properties fo:language="it" fo:country="IT" fo:font-style="normal" officeooo:rsid="001b80fd" officeooo:paragraph-rsid="001b80fd" style:font-style-asian="normal" style:font-style-complex="normal"/>
    </style:style>
    <style:style style:name="P34" style:family="paragraph" style:parent-style-name="Standard">
      <style:text-properties fo:language="it" fo:country="IT" fo:font-style="normal" officeooo:rsid="0022a584" officeooo:paragraph-rsid="0022a584" style:font-style-asian="normal" style:font-style-complex="normal"/>
    </style:style>
    <style:style style:name="P35" style:family="paragraph" style:parent-style-name="Standard">
      <style:text-properties fo:language="it" fo:country="IT" fo:font-style="normal" officeooo:rsid="002efd25" officeooo:paragraph-rsid="002efd25" style:font-style-asian="normal" style:font-style-complex="normal"/>
    </style:style>
    <style:style style:name="P36" style:family="paragraph" style:parent-style-name="Standard">
      <style:text-properties fo:language="it" fo:country="IT" fo:font-style="normal" officeooo:rsid="00345e48" officeooo:paragraph-rsid="00345e48" style:font-style-asian="normal" style:font-style-complex="normal"/>
    </style:style>
    <style:style style:name="P37" style:family="paragraph" style:parent-style-name="Standard">
      <style:text-properties fo:language="it" fo:country="IT" fo:font-style="normal" officeooo:rsid="003c2395" officeooo:paragraph-rsid="003c2395" style:font-style-asian="normal" style:font-style-complex="normal"/>
    </style:style>
    <style:style style:name="P38" style:family="paragraph" style:parent-style-name="Standard">
      <style:text-properties fo:language="it" fo:country="IT" fo:font-style="normal" officeooo:rsid="003fc2e5" officeooo:paragraph-rsid="00405486" style:font-style-asian="normal" style:font-style-complex="normal"/>
    </style:style>
    <style:style style:name="P39" style:family="paragraph" style:parent-style-name="Standard">
      <style:text-properties fo:language="it" fo:country="IT" fo:font-style="normal" officeooo:rsid="00440f6d" officeooo:paragraph-rsid="00530e41" style:font-style-asian="normal" style:font-style-complex="normal"/>
    </style:style>
    <style:style style:name="P40" style:family="paragraph" style:parent-style-name="Standard">
      <style:text-properties fo:language="it" fo:country="IT" fo:font-style="normal" officeooo:rsid="0053599c" officeooo:paragraph-rsid="0053599c" style:font-style-asian="normal" style:font-style-complex="normal"/>
    </style:style>
    <style:style style:name="P41" style:family="paragraph" style:parent-style-name="Standard">
      <style:text-properties fo:language="it" fo:country="IT" fo:font-style="normal" officeooo:rsid="0055250a" officeooo:paragraph-rsid="0055250a" style:font-style-asian="normal" style:font-style-complex="normal"/>
    </style:style>
    <style:style style:name="P42" style:family="paragraph" style:parent-style-name="Standard">
      <style:text-properties fo:language="it" fo:country="IT" fo:font-style="normal" officeooo:rsid="0068e0d6" officeooo:paragraph-rsid="00405486" style:font-style-asian="normal" style:font-style-complex="normal"/>
    </style:style>
    <style:style style:name="P43" style:family="paragraph" style:parent-style-name="Standard">
      <style:text-properties fo:language="it" fo:country="IT" fo:font-style="normal" officeooo:rsid="006f7bea" officeooo:paragraph-rsid="00705966" style:font-style-asian="normal" style:font-style-complex="normal"/>
    </style:style>
    <style:style style:name="P44" style:family="paragraph" style:parent-style-name="Standard">
      <style:text-properties fo:language="it" fo:country="IT" fo:font-style="normal" style:text-underline-style="solid" style:text-underline-width="auto" style:text-underline-color="font-color" officeooo:rsid="0010e176" officeooo:paragraph-rsid="001ed4fd" style:font-style-asian="normal" style:font-style-complex="normal"/>
    </style:style>
    <style:style style:name="P45" style:family="paragraph" style:parent-style-name="Standard">
      <style:text-properties fo:language="it" fo:country="IT" officeooo:rsid="0011fbb6" officeooo:paragraph-rsid="0011fbb6"/>
    </style:style>
    <style:style style:name="P46" style:family="paragraph" style:parent-style-name="Standard">
      <style:text-properties fo:language="it" fo:country="IT" officeooo:rsid="001a9af6" officeooo:paragraph-rsid="001a9af6"/>
    </style:style>
    <style:style style:name="P47" style:family="paragraph" style:parent-style-name="Standard">
      <style:text-properties fo:language="it" fo:country="IT" officeooo:rsid="001b80fd" officeooo:paragraph-rsid="001b80fd"/>
    </style:style>
    <style:style style:name="P48" style:family="paragraph" style:parent-style-name="Standard">
      <style:text-properties fo:language="it" fo:country="IT" officeooo:rsid="001babd2" officeooo:paragraph-rsid="001babd2"/>
    </style:style>
    <style:style style:name="P49" style:family="paragraph" style:parent-style-name="Standard">
      <style:text-properties fo:language="it" fo:country="IT" officeooo:rsid="001cff49" officeooo:paragraph-rsid="001cff49"/>
    </style:style>
    <style:style style:name="P50" style:family="paragraph" style:parent-style-name="Standard">
      <style:text-properties fo:language="it" fo:country="IT" officeooo:rsid="00204a0d" officeooo:paragraph-rsid="00204a0d"/>
    </style:style>
    <style:style style:name="P51" style:family="paragraph" style:parent-style-name="Standard">
      <style:text-properties fo:language="it" fo:country="IT" officeooo:rsid="0021f126" officeooo:paragraph-rsid="0021f126"/>
    </style:style>
    <style:style style:name="P52" style:family="paragraph" style:parent-style-name="Standard">
      <style:text-properties fo:language="it" fo:country="IT" officeooo:rsid="000228d8" officeooo:paragraph-rsid="002624be"/>
    </style:style>
    <style:style style:name="P53" style:family="paragraph" style:parent-style-name="Standard">
      <style:text-properties fo:language="it" fo:country="IT" officeooo:rsid="0022a584" officeooo:paragraph-rsid="0022a584"/>
    </style:style>
    <style:style style:name="P54" style:family="paragraph" style:parent-style-name="Standard">
      <style:text-properties fo:language="it" fo:country="IT" officeooo:rsid="0023a66c" officeooo:paragraph-rsid="0023a66c"/>
    </style:style>
    <style:style style:name="P55" style:family="paragraph" style:parent-style-name="Standard">
      <style:text-properties fo:language="it" fo:country="IT" officeooo:rsid="002624be" officeooo:paragraph-rsid="002624be"/>
    </style:style>
    <style:style style:name="P56" style:family="paragraph" style:parent-style-name="Standard">
      <style:text-properties fo:language="it" fo:country="IT" officeooo:rsid="002903d1" officeooo:paragraph-rsid="002903d1"/>
    </style:style>
    <style:style style:name="P57" style:family="paragraph" style:parent-style-name="Standard">
      <style:text-properties fo:language="it" fo:country="IT" officeooo:rsid="00270d99" officeooo:paragraph-rsid="00270d99"/>
    </style:style>
    <style:style style:name="P58" style:family="paragraph" style:parent-style-name="Standard">
      <style:text-properties fo:language="it" fo:country="IT" officeooo:rsid="002d17bc" officeooo:paragraph-rsid="002d17bc"/>
    </style:style>
    <style:style style:name="P59" style:family="paragraph" style:parent-style-name="Standard">
      <style:text-properties fo:language="it" fo:country="IT" officeooo:rsid="0033c7e0" officeooo:paragraph-rsid="0033c7e0"/>
    </style:style>
    <style:style style:name="P60" style:family="paragraph" style:parent-style-name="Standard">
      <style:text-properties fo:language="it" fo:country="IT" officeooo:rsid="00364e5a" officeooo:paragraph-rsid="00364e5a"/>
    </style:style>
    <style:style style:name="P61" style:family="paragraph" style:parent-style-name="Standard">
      <style:text-properties fo:language="it" fo:country="IT" officeooo:rsid="0036c5cd" officeooo:paragraph-rsid="0036c5cd"/>
    </style:style>
    <style:style style:name="P62" style:family="paragraph" style:parent-style-name="Standard">
      <style:text-properties fo:language="it" fo:country="IT" officeooo:rsid="003c2395" officeooo:paragraph-rsid="003c2395"/>
    </style:style>
    <style:style style:name="P63" style:family="paragraph" style:parent-style-name="Standard">
      <style:text-properties fo:language="it" fo:country="IT" officeooo:rsid="0004772b" officeooo:paragraph-rsid="003c2395"/>
    </style:style>
    <style:style style:name="P64" style:family="paragraph" style:parent-style-name="Standard">
      <style:text-properties fo:language="it" fo:country="IT" officeooo:rsid="0004772b" officeooo:paragraph-rsid="00405486"/>
    </style:style>
    <style:style style:name="P65" style:family="paragraph" style:parent-style-name="Standard">
      <style:text-properties fo:language="it" fo:country="IT" officeooo:rsid="003fc2e5" officeooo:paragraph-rsid="00405486"/>
    </style:style>
    <style:style style:name="P66" style:family="paragraph" style:parent-style-name="Standard">
      <style:text-properties fo:language="it" fo:country="IT" officeooo:rsid="0044e348" officeooo:paragraph-rsid="0053599c"/>
    </style:style>
    <style:style style:name="P67" style:family="paragraph" style:parent-style-name="Standard">
      <style:text-properties fo:language="it" fo:country="IT" officeooo:rsid="0046842c" officeooo:paragraph-rsid="0053599c"/>
    </style:style>
    <style:style style:name="P68" style:family="paragraph" style:parent-style-name="Standard">
      <style:text-properties fo:language="it" fo:country="IT" officeooo:rsid="0053599c" officeooo:paragraph-rsid="0053599c"/>
    </style:style>
    <style:style style:name="P69" style:family="paragraph" style:parent-style-name="Standard">
      <style:text-properties fo:language="it" fo:country="IT" officeooo:rsid="006bb442" officeooo:paragraph-rsid="006bb442"/>
    </style:style>
    <style:style style:name="P70" style:family="paragraph" style:parent-style-name="Standard">
      <style:text-properties fo:language="it" fo:country="IT" officeooo:rsid="006bb442" officeooo:paragraph-rsid="006bb442" fo:background-color="#e8f2a1"/>
    </style:style>
    <style:style style:name="P71" style:family="paragraph" style:parent-style-name="Standard">
      <style:text-properties fo:language="it" fo:country="IT" officeooo:rsid="004ec34a" officeooo:paragraph-rsid="00705966"/>
    </style:style>
    <style:style style:name="P72" style:family="paragraph" style:parent-style-name="Standard">
      <style:text-properties officeooo:paragraph-rsid="00204a0d"/>
    </style:style>
    <style:style style:name="P73" style:family="paragraph" style:parent-style-name="Standard">
      <style:text-properties officeooo:paragraph-rsid="0022a584"/>
    </style:style>
    <style:style style:name="P74" style:family="paragraph" style:parent-style-name="Standard">
      <style:text-properties officeooo:paragraph-rsid="002d17bc"/>
    </style:style>
    <style:style style:name="P75" style:family="paragraph" style:parent-style-name="Standard">
      <style:text-properties officeooo:paragraph-rsid="002624be"/>
    </style:style>
    <style:style style:name="P76" style:family="paragraph" style:parent-style-name="Standard">
      <style:text-properties officeooo:paragraph-rsid="003c2395"/>
    </style:style>
    <style:style style:name="P77" style:family="paragraph" style:parent-style-name="Standard">
      <style:text-properties officeooo:paragraph-rsid="00405486"/>
    </style:style>
    <style:style style:name="P78" style:family="paragraph" style:parent-style-name="Standard">
      <style:text-properties officeooo:rsid="00440f6d" officeooo:paragraph-rsid="00530e41"/>
    </style:style>
    <style:style style:name="P79" style:family="paragraph" style:parent-style-name="Standard">
      <style:text-properties officeooo:paragraph-rsid="0001f476"/>
    </style:style>
    <style:style style:name="P80" style:family="paragraph" style:parent-style-name="Standard">
      <style:text-properties officeooo:paragraph-rsid="0036c5cd"/>
    </style:style>
    <style:style style:name="P81" style:family="paragraph" style:parent-style-name="Standard">
      <style:text-properties officeooo:paragraph-rsid="00530e41"/>
    </style:style>
    <style:style style:name="P82" style:family="paragraph" style:parent-style-name="Standard">
      <style:text-properties officeooo:paragraph-rsid="0053599c"/>
    </style:style>
    <style:style style:name="P83" style:family="paragraph" style:parent-style-name="Standard">
      <style:text-properties officeooo:rsid="0053599c" officeooo:paragraph-rsid="0053599c"/>
    </style:style>
    <style:style style:name="P84" style:family="paragraph" style:parent-style-name="Standard">
      <style:text-properties officeooo:paragraph-rsid="002903d1"/>
    </style:style>
    <style:style style:name="P85" style:family="paragraph" style:parent-style-name="Standard">
      <style:text-properties officeooo:paragraph-rsid="0033c7e0"/>
    </style:style>
    <style:style style:name="P86" style:family="paragraph" style:parent-style-name="Standard">
      <style:text-properties officeooo:rsid="00708d22" officeooo:paragraph-rsid="00405486"/>
    </style:style>
    <style:style style:name="P87" style:family="paragraph" style:parent-style-name="Standard">
      <style:text-properties officeooo:rsid="00708d22" officeooo:paragraph-rsid="00708d22"/>
    </style:style>
    <style:style style:name="P88" style:family="paragraph" style:parent-style-name="Standard">
      <style:text-properties officeooo:rsid="00720752" officeooo:paragraph-rsid="00720752"/>
    </style:style>
    <style:style style:name="P89" style:family="paragraph" style:parent-style-name="Standard">
      <style:text-properties officeooo:paragraph-rsid="00720752"/>
    </style:style>
    <style:style style:name="P90" style:family="paragraph" style:parent-style-name="Standard">
      <style:paragraph-properties fo:break-before="page"/>
      <style:text-properties fo:font-size="18pt" fo:language="it" fo:country="IT" officeooo:rsid="00405486" officeooo:paragraph-rsid="00405486" fo:background-color="#5983b0" style:font-size-asian="18pt" style:font-size-complex="18pt"/>
    </style:style>
    <style:style style:name="P91" style:family="paragraph" style:parent-style-name="interazioni_20_particolari_3f_">
      <style:text-properties fo:color="#808080" loext:opacity="100%" fo:language="it" fo:country="IT" fo:font-style="italic" style:text-underline-style="none" fo:font-weight="bold" officeooo:rsid="00218ee9" style:font-style-asian="italic" style:font-weight-asian="bold" style:font-style-complex="italic" style:font-weight-complex="bold"/>
    </style:style>
    <style:style style:name="P92" style:family="paragraph" style:parent-style-name="interazioni_20_particolari_3f_">
      <style:text-properties fo:language="it" fo:country="IT" officeooo:rsid="00530e41" officeooo:paragraph-rsid="00530e41"/>
    </style:style>
    <style:style style:name="P93" style:family="paragraph" style:parent-style-name="interazioni_20_particolari_3f_">
      <style:text-properties officeooo:paragraph-rsid="00405486"/>
    </style:style>
    <style:style style:name="P94" style:family="paragraph" style:parent-style-name="pulsante">
      <style:text-properties officeooo:paragraph-rsid="00405486"/>
    </style:style>
    <style:style style:name="P95" style:family="paragraph" style:parent-style-name="pulsante">
      <style:text-properties officeooo:paragraph-rsid="0046842c"/>
    </style:style>
    <style:style style:name="P96" style:family="paragraph" style:parent-style-name="pulsante">
      <style:text-properties officeooo:paragraph-rsid="0053599c"/>
    </style:style>
    <style:style style:name="P97" style:family="paragraph" style:parent-style-name="pulsante">
      <style:text-properties fo:language="it" fo:country="IT" fo:font-style="normal" officeooo:rsid="003fc2e5" officeooo:paragraph-rsid="00405486" style:font-style-asian="normal" style:font-style-complex="normal"/>
    </style:style>
    <style:style style:name="P98" style:family="paragraph" style:parent-style-name="pulsante">
      <style:text-properties fo:language="it" fo:country="IT" fo:font-style="normal" officeooo:rsid="006f7bea" officeooo:paragraph-rsid="00705966" style:font-style-asian="normal" style:font-style-complex="normal"/>
    </style:style>
    <style:style style:name="P99" style:family="paragraph" style:parent-style-name="pulsante">
      <style:text-properties fo:language="it" fo:country="IT" officeooo:rsid="00530e41" officeooo:paragraph-rsid="00530e41"/>
    </style:style>
    <style:style style:name="P100" style:family="paragraph" style:parent-style-name="Heading_20_3" style:list-style-name=""/>
    <style:style style:name="P101" style:family="paragraph" style:parent-style-name="Heading_20_3" style:list-style-name="">
      <style:text-properties fo:font-weight="bold" style:font-weight-asian="bold" style:font-weight-complex="bold"/>
    </style:style>
    <style:style style:name="P102" style:family="paragraph" style:parent-style-name="Heading_20_3">
      <style:text-properties officeooo:paragraph-rsid="00405486"/>
    </style:style>
    <style:style style:name="P103" style:family="paragraph" style:parent-style-name="Heading_20_3">
      <style:paragraph-properties fo:break-before="page"/>
    </style:style>
    <style:style style:name="P104" style:family="paragraph" style:parent-style-name="Heading_20_3">
      <style:paragraph-properties fo:break-before="page"/>
      <style:text-properties officeooo:paragraph-rsid="00405486"/>
    </style:style>
    <style:style style:name="P105" style:family="paragraph" style:parent-style-name="Standard">
      <style:text-properties fo:language="it" fo:country="IT" fo:font-style="normal" officeooo:rsid="00705966" officeooo:paragraph-rsid="00705966" style:font-style-asian="normal" style:font-style-complex="normal"/>
    </style:style>
    <style:style style:name="P106" style:family="paragraph" style:parent-style-name="Standard">
      <style:text-properties fo:language="it" fo:country="IT" fo:font-style="normal" officeooo:rsid="00720752" officeooo:paragraph-rsid="00720752" style:font-style-asian="normal" style:font-style-complex="normal"/>
    </style:style>
    <style:style style:name="P107" style:family="paragraph" style:parent-style-name="Standard">
      <style:text-properties fo:language="it" fo:country="IT" fo:font-style="normal" officeooo:rsid="00732f0e" officeooo:paragraph-rsid="00720752" style:font-style-asian="normal" style:font-style-complex="normal"/>
    </style:style>
    <style:style style:name="P108" style:family="paragraph" style:parent-style-name="Standard">
      <style:text-properties fo:language="it" fo:country="IT" fo:font-style="normal" officeooo:rsid="00732f0e" officeooo:paragraph-rsid="00732f0e" style:font-style-asian="normal" style:font-style-complex="normal"/>
    </style:style>
    <style:style style:name="P109" style:family="paragraph" style:parent-style-name="Standard">
      <style:text-properties fo:language="it" fo:country="IT" fo:font-style="normal" officeooo:rsid="00745409" officeooo:paragraph-rsid="00745409" style:font-style-asian="normal" style:font-style-complex="normal"/>
    </style:style>
    <style:style style:name="P110" style:family="paragraph" style:parent-style-name="Standard">
      <style:text-properties fo:language="it" fo:country="IT" fo:font-style="normal" officeooo:rsid="0074ae79" officeooo:paragraph-rsid="0074ae79" style:font-style-asian="normal" style:font-style-complex="normal"/>
    </style:style>
    <style:style style:name="P111" style:family="paragraph" style:parent-style-name="Standard">
      <style:text-properties fo:language="it" fo:country="IT" fo:font-style="normal" officeooo:rsid="0074df69" officeooo:paragraph-rsid="0074df69" style:font-style-asian="normal" style:font-style-complex="normal"/>
    </style:style>
    <style:style style:name="P112" style:family="paragraph" style:parent-style-name="Standard">
      <style:text-properties officeooo:paragraph-rsid="00705966"/>
    </style:style>
    <style:style style:name="P113" style:family="paragraph" style:parent-style-name="Standard">
      <style:text-properties officeooo:paragraph-rsid="00745409"/>
    </style:style>
    <style:style style:name="P114" style:family="paragraph" style:parent-style-name="Standard">
      <style:text-properties officeooo:paragraph-rsid="0074ae79"/>
    </style:style>
    <style:style style:name="P115" style:family="paragraph" style:parent-style-name="Standard">
      <style:text-properties officeooo:rsid="0076ab21" officeooo:paragraph-rsid="0076ab21"/>
    </style:style>
    <style:style style:name="P116" style:family="paragraph" style:parent-style-name="Standard">
      <style:text-properties officeooo:rsid="0002b929" officeooo:paragraph-rsid="00405486"/>
    </style:style>
    <style:style style:name="P117" style:family="paragraph" style:parent-style-name="Standard">
      <style:text-properties officeooo:paragraph-rsid="0076ab21"/>
    </style:style>
    <style:style style:name="P118" style:family="paragraph" style:parent-style-name="Standard">
      <style:text-properties officeooo:rsid="00787342" officeooo:paragraph-rsid="00787342"/>
    </style:style>
    <style:style style:name="P119" style:family="paragraph" style:parent-style-name="Standard">
      <style:text-properties officeooo:paragraph-rsid="007960b8"/>
    </style:style>
    <style:style style:name="P120" style:family="paragraph" style:parent-style-name="Standard">
      <style:text-properties officeooo:rsid="007a4f6f" officeooo:paragraph-rsid="007a4f6f"/>
    </style:style>
    <style:style style:name="P121" style:family="paragraph" style:parent-style-name="Standard">
      <style:text-properties officeooo:rsid="007c1f45" officeooo:paragraph-rsid="007c1f45"/>
    </style:style>
    <style:style style:name="P122" style:family="paragraph" style:parent-style-name="Standard">
      <style:text-properties officeooo:paragraph-rsid="007c1f45"/>
    </style:style>
    <style:style style:name="P123" style:family="paragraph" style:parent-style-name="Standard">
      <style:text-properties officeooo:rsid="007c6d91" officeooo:paragraph-rsid="007c6d91"/>
    </style:style>
    <style:style style:name="T1" style:family="text">
      <style:text-properties officeooo:rsid="000228d8"/>
    </style:style>
    <style:style style:name="T2" style:family="text">
      <style:text-properties officeooo:rsid="0002fa03"/>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02fa03"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officeooo:rsid="00345e48" style:font-style-asian="normal" style:font-style-complex="normal"/>
    </style:style>
    <style:style style:name="T7" style:family="text">
      <style:text-properties fo:font-style="normal" officeooo:rsid="004ec34a"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0228d8" style:font-weight-asian="bold" style:font-weight-complex="bold"/>
    </style:style>
    <style:style style:name="T10" style:family="text">
      <style:text-properties officeooo:rsid="0004772b"/>
    </style:style>
    <style:style style:name="T11" style:family="text">
      <style:text-properties officeooo:rsid="000a1efc"/>
    </style:style>
    <style:style style:name="T12" style:family="text">
      <style:text-properties officeooo:rsid="000e0f79"/>
    </style:style>
    <style:style style:name="T13" style:family="text">
      <style:text-properties fo:language="it" fo:country="IT"/>
    </style:style>
    <style:style style:name="T14" style:family="text">
      <style:text-properties fo:language="it" fo:country="IT" officeooo:rsid="000e0f79"/>
    </style:style>
    <style:style style:name="T15" style:family="text">
      <style:text-properties fo:language="it" fo:country="IT" officeooo:rsid="000ee357"/>
    </style:style>
    <style:style style:name="T16" style:family="text">
      <style:text-properties fo:language="it" fo:country="IT" fo:font-style="italic" style:font-style-asian="italic" style:font-style-complex="italic"/>
    </style:style>
    <style:style style:name="T17" style:family="text">
      <style:text-properties fo:language="it" fo:country="IT" fo:font-style="italic" officeooo:rsid="0010e176" style:font-style-asian="italic" style:font-style-complex="italic"/>
    </style:style>
    <style:style style:name="T18" style:family="text">
      <style:text-properties fo:language="it" fo:country="IT" fo:font-style="italic" officeooo:rsid="0022a584" style:font-style-asian="italic" style:font-style-complex="italic"/>
    </style:style>
    <style:style style:name="T19" style:family="text">
      <style:text-properties fo:language="it" fo:country="IT" fo:font-style="normal" style:font-style-asian="normal" style:font-style-complex="normal"/>
    </style:style>
    <style:style style:name="T20" style:family="text">
      <style:text-properties fo:language="it" fo:country="IT" fo:font-style="normal" officeooo:rsid="001cff49" style:font-style-asian="normal" style:font-style-complex="normal"/>
    </style:style>
    <style:style style:name="T21" style:family="text">
      <style:text-properties fo:language="it" fo:country="IT" fo:font-style="normal" officeooo:rsid="001b80fd" style:font-style-asian="normal" style:font-style-complex="normal"/>
    </style:style>
    <style:style style:name="T22" style:family="text">
      <style:text-properties fo:language="it" fo:country="IT" fo:font-style="normal" officeooo:rsid="00204a0d" style:font-style-asian="normal" style:font-style-complex="normal"/>
    </style:style>
    <style:style style:name="T23" style:family="text">
      <style:text-properties fo:language="it" fo:country="IT" fo:font-style="normal" officeooo:rsid="00218ee9" style:font-style-asian="normal" style:font-style-complex="normal"/>
    </style:style>
    <style:style style:name="T24" style:family="text">
      <style:text-properties fo:language="it" fo:country="IT" fo:font-style="normal" officeooo:rsid="0022a584" style:font-style-asian="normal" style:font-style-complex="normal"/>
    </style:style>
    <style:style style:name="T25" style:family="text">
      <style:text-properties fo:language="it" fo:country="IT" fo:font-style="normal" officeooo:rsid="002efd25" style:font-style-asian="normal" style:font-style-complex="normal"/>
    </style:style>
    <style:style style:name="T26" style:family="text">
      <style:text-properties fo:language="it" fo:country="IT" fo:font-style="normal" officeooo:rsid="00320452" style:font-style-asian="normal" style:font-style-complex="normal"/>
    </style:style>
    <style:style style:name="T27" style:family="text">
      <style:text-properties fo:language="it" fo:country="IT" fo:font-style="normal" officeooo:rsid="00321f8c" style:font-style-asian="normal" style:font-style-complex="normal"/>
    </style:style>
    <style:style style:name="T28" style:family="text">
      <style:text-properties fo:language="it" fo:country="IT" fo:font-style="normal" officeooo:rsid="0033c7e0" style:font-style-asian="normal" style:font-style-complex="normal"/>
    </style:style>
    <style:style style:name="T29" style:family="text">
      <style:text-properties fo:language="it" fo:country="IT" fo:font-style="normal" officeooo:rsid="003c2395" style:font-style-asian="normal" style:font-style-complex="normal"/>
    </style:style>
    <style:style style:name="T30" style:family="text">
      <style:text-properties fo:language="it" fo:country="IT" fo:font-style="normal" officeooo:rsid="003df56f" style:font-style-asian="normal" style:font-style-complex="normal"/>
    </style:style>
    <style:style style:name="T31" style:family="text">
      <style:text-properties fo:language="it" fo:country="IT" fo:font-style="normal" officeooo:rsid="003e2055" style:font-style-asian="normal" style:font-style-complex="normal"/>
    </style:style>
    <style:style style:name="T32" style:family="text">
      <style:text-properties fo:language="it" fo:country="IT" fo:font-style="normal" officeooo:rsid="00440f6d" style:font-style-asian="normal" style:font-style-complex="normal"/>
    </style:style>
    <style:style style:name="T33" style:family="text">
      <style:text-properties fo:language="it" fo:country="IT" fo:font-style="normal" officeooo:rsid="0044e348" style:font-style-asian="normal" style:font-style-complex="normal"/>
    </style:style>
    <style:style style:name="T34" style:family="text">
      <style:text-properties fo:language="it" fo:country="IT" fo:font-style="normal" officeooo:rsid="0046842c" style:font-style-asian="normal" style:font-style-complex="normal"/>
    </style:style>
    <style:style style:name="T35" style:family="text">
      <style:text-properties fo:language="it" fo:country="IT" fo:font-style="normal" officeooo:rsid="004893e3" style:font-style-asian="normal" style:font-style-complex="normal"/>
    </style:style>
    <style:style style:name="T36" style:family="text">
      <style:text-properties fo:language="it" fo:country="IT" fo:font-style="normal" officeooo:rsid="004ec34a" style:font-style-asian="normal" style:font-style-complex="normal"/>
    </style:style>
    <style:style style:name="T37" style:family="text">
      <style:text-properties fo:language="it" fo:country="IT" fo:font-style="normal" officeooo:rsid="00509a14" style:font-style-asian="normal" style:font-style-complex="normal"/>
    </style:style>
    <style:style style:name="T38" style:family="text">
      <style:text-properties fo:language="it" fo:country="IT" fo:font-style="normal" officeooo:rsid="00530e41" style:font-style-asian="normal" style:font-style-complex="normal"/>
    </style:style>
    <style:style style:name="T39" style:family="text">
      <style:text-properties fo:language="it" fo:country="IT" fo:font-style="normal" officeooo:rsid="0053599c" style:font-style-asian="normal" style:font-style-complex="normal"/>
    </style:style>
    <style:style style:name="T40" style:family="text">
      <style:text-properties fo:language="it" fo:country="IT" fo:font-style="normal" officeooo:rsid="0055250a" style:font-style-asian="normal" style:font-style-complex="normal"/>
    </style:style>
    <style:style style:name="T41" style:family="text">
      <style:text-properties fo:language="it" fo:country="IT" fo:font-style="normal" officeooo:rsid="005704fc" style:font-style-asian="normal" style:font-style-complex="normal"/>
    </style:style>
    <style:style style:name="T42" style:family="text">
      <style:text-properties fo:language="it" fo:country="IT" fo:font-style="normal" officeooo:rsid="00671d63" style:font-style-asian="normal" style:font-style-complex="normal"/>
    </style:style>
    <style:style style:name="T43" style:family="text">
      <style:text-properties fo:language="it" fo:country="IT" fo:font-style="normal" officeooo:rsid="00679d2d" style:font-style-asian="normal" style:font-style-complex="normal"/>
    </style:style>
    <style:style style:name="T44" style:family="text">
      <style:text-properties fo:language="it" fo:country="IT" fo:font-style="normal" officeooo:rsid="00705966" style:font-style-asian="normal" style:font-style-complex="normal"/>
    </style:style>
    <style:style style:name="T45" style:family="text">
      <style:text-properties fo:language="it" fo:country="IT" fo:font-style="normal" officeooo:rsid="00720752" style:font-style-asian="normal" style:font-style-complex="normal"/>
    </style:style>
    <style:style style:name="T46" style:family="text">
      <style:text-properties fo:language="it" fo:country="IT" fo:font-style="normal" officeooo:rsid="00732f0e" style:font-style-asian="normal" style:font-style-complex="normal"/>
    </style:style>
    <style:style style:name="T47" style:family="text">
      <style:text-properties fo:language="it" fo:country="IT" fo:font-style="normal" officeooo:rsid="00742782" style:font-style-asian="normal" style:font-style-complex="normal"/>
    </style:style>
    <style:style style:name="T48" style:family="text">
      <style:text-properties fo:language="it" fo:country="IT" fo:font-style="normal" officeooo:rsid="00745409" style:font-style-asian="normal" style:font-style-complex="normal"/>
    </style:style>
    <style:style style:name="T49" style:family="text">
      <style:text-properties fo:language="it" fo:country="IT" fo:font-style="normal" officeooo:rsid="0074ae79" style:font-style-asian="normal" style:font-style-complex="normal"/>
    </style:style>
    <style:style style:name="T50" style:family="text">
      <style:text-properties fo:language="it" fo:country="IT" fo:font-style="normal" officeooo:rsid="0074df69" style:font-style-asian="normal" style:font-style-complex="normal"/>
    </style:style>
    <style:style style:name="T51" style:family="text">
      <style:text-properties fo:language="it" fo:country="IT" fo:font-style="normal" officeooo:rsid="0076ab21" style:font-style-asian="normal" style:font-style-complex="normal"/>
    </style:style>
    <style:style style:name="T52" style:family="text">
      <style:text-properties fo:language="it" fo:country="IT" fo:font-style="normal" officeooo:rsid="00787342" style:font-style-asian="normal" style:font-style-complex="normal"/>
    </style:style>
    <style:style style:name="T53" style:family="text">
      <style:text-properties fo:language="it" fo:country="IT" fo:font-style="normal" officeooo:rsid="007960b8" style:font-style-asian="normal" style:font-style-complex="normal"/>
    </style:style>
    <style:style style:name="T54" style:family="text">
      <style:text-properties fo:language="it" fo:country="IT" fo:font-style="normal" officeooo:rsid="007c1f45" style:font-style-asian="normal" style:font-style-complex="normal"/>
    </style:style>
    <style:style style:name="T55" style:family="text">
      <style:text-properties fo:language="it" fo:country="IT" fo:font-style="normal" style:text-underline-style="solid" style:text-underline-width="auto" style:text-underline-color="font-color" officeooo:rsid="001cff49" style:font-style-asian="normal" style:font-style-complex="normal"/>
    </style:style>
    <style:style style:name="T56" style:family="text">
      <style:text-properties fo:language="it" fo:country="IT" officeooo:rsid="000ef802"/>
    </style:style>
    <style:style style:name="T57" style:family="text">
      <style:text-properties fo:language="it" fo:country="IT" officeooo:rsid="0010e176"/>
    </style:style>
    <style:style style:name="T58" style:family="text">
      <style:text-properties fo:language="it" fo:country="IT" officeooo:rsid="0011fbb6"/>
    </style:style>
    <style:style style:name="T59" style:family="text">
      <style:text-properties fo:language="it" fo:country="IT" officeooo:rsid="0001f476"/>
    </style:style>
    <style:style style:name="T60" style:family="text">
      <style:text-properties fo:language="it" fo:country="IT" officeooo:rsid="000228d8"/>
    </style:style>
    <style:style style:name="T61" style:family="text">
      <style:text-properties fo:language="it" fo:country="IT" officeooo:rsid="00126a2d"/>
    </style:style>
    <style:style style:name="T62" style:family="text">
      <style:text-properties fo:language="it" fo:country="IT" officeooo:rsid="00170d1d"/>
    </style:style>
    <style:style style:name="T63" style:family="text">
      <style:text-properties fo:language="it" fo:country="IT" officeooo:rsid="001b80fd"/>
    </style:style>
    <style:style style:name="T64" style:family="text">
      <style:text-properties fo:language="it" fo:country="IT" officeooo:rsid="001a9af6"/>
    </style:style>
    <style:style style:name="T65" style:family="text">
      <style:text-properties fo:language="it" fo:country="IT" style:text-underline-style="solid" style:text-underline-width="auto" style:text-underline-color="font-color" officeooo:rsid="000e0f79"/>
    </style:style>
    <style:style style:name="T66" style:family="text">
      <style:text-properties fo:language="it" fo:country="IT" officeooo:rsid="00204a0d"/>
    </style:style>
    <style:style style:name="T67" style:family="text">
      <style:text-properties fo:language="it" fo:country="IT" officeooo:rsid="00218ee9"/>
    </style:style>
    <style:style style:name="T68" style:family="text">
      <style:text-properties fo:language="it" fo:country="IT" officeooo:rsid="0022a584"/>
    </style:style>
    <style:style style:name="T69" style:family="text">
      <style:text-properties fo:language="it" fo:country="IT" officeooo:rsid="0002b929"/>
    </style:style>
    <style:style style:name="T70" style:family="text">
      <style:text-properties fo:language="it" fo:country="IT" officeooo:rsid="002624be"/>
    </style:style>
    <style:style style:name="T71" style:family="text">
      <style:text-properties fo:language="it" fo:country="IT" officeooo:rsid="002d17bc"/>
    </style:style>
    <style:style style:name="T72" style:family="text">
      <style:text-properties fo:language="it" fo:country="IT" officeooo:rsid="002efd25"/>
    </style:style>
    <style:style style:name="T73" style:family="text">
      <style:text-properties fo:language="it" fo:country="IT" officeooo:rsid="00321f8c"/>
    </style:style>
    <style:style style:name="T74" style:family="text">
      <style:text-properties fo:language="it" fo:country="IT" officeooo:rsid="0004772b"/>
    </style:style>
    <style:style style:name="T75" style:family="text">
      <style:text-properties fo:language="it" fo:country="IT" officeooo:rsid="00440f6d"/>
    </style:style>
    <style:style style:name="T76" style:family="text">
      <style:text-properties fo:language="it" fo:country="IT" officeooo:rsid="0044e348"/>
    </style:style>
    <style:style style:name="T77" style:family="text">
      <style:text-properties fo:language="it" fo:country="IT" officeooo:rsid="00364e5a"/>
    </style:style>
    <style:style style:name="T78" style:family="text">
      <style:text-properties fo:language="it" fo:country="IT" officeooo:rsid="004ec34a"/>
    </style:style>
    <style:style style:name="T79" style:family="text">
      <style:text-properties fo:language="it" fo:country="IT" officeooo:rsid="00530e41"/>
    </style:style>
    <style:style style:name="T80" style:family="text">
      <style:text-properties fo:language="it" fo:country="IT" officeooo:rsid="0053599c"/>
    </style:style>
    <style:style style:name="T81" style:family="text">
      <style:text-properties fo:language="it" fo:country="IT" officeooo:rsid="002903d1"/>
    </style:style>
    <style:style style:name="T82" style:family="text">
      <style:text-properties fo:language="it" fo:country="IT" officeooo:rsid="00671d63"/>
    </style:style>
    <style:style style:name="T83" style:family="text">
      <style:text-properties fo:language="it" fo:country="IT" officeooo:rsid="0033c7e0"/>
    </style:style>
    <style:style style:name="T84" style:family="text">
      <style:text-properties fo:language="it" fo:country="IT" officeooo:rsid="00679d2d"/>
    </style:style>
    <style:style style:name="T85" style:family="text">
      <style:text-properties fo:language="it" fo:country="IT" officeooo:rsid="005704fc"/>
    </style:style>
    <style:style style:name="T86" style:family="text">
      <style:text-properties fo:language="it" fo:country="IT" officeooo:rsid="0076ab21"/>
    </style:style>
    <style:style style:name="T87" style:family="text">
      <style:text-properties fo:language="it" fo:country="IT" officeooo:rsid="007c1f45"/>
    </style:style>
    <style:style style:name="T88" style:family="text">
      <style:text-properties fo:language="it" fo:country="IT" officeooo:rsid="007c6d91"/>
    </style:style>
    <style:style style:name="T89" style:family="text">
      <style:text-properties fo:language="it" fo:country="IT" officeooo:rsid="007e3d23"/>
    </style:style>
    <style:style style:name="T90" style:family="text">
      <style:text-properties fo:font-style="italic" style:font-style-asian="italic" style:font-style-complex="italic"/>
    </style:style>
    <style:style style:name="T91" style:family="text">
      <style:text-properties officeooo:rsid="000ef802"/>
    </style:style>
    <style:style style:name="T92" style:family="text">
      <style:text-properties officeooo:rsid="0010e176"/>
    </style:style>
    <style:style style:name="T93" style:family="text">
      <style:text-properties officeooo:rsid="0011fbb6"/>
    </style:style>
    <style:style style:name="T94" style:family="text">
      <style:text-properties officeooo:rsid="001a9af6"/>
    </style:style>
    <style:style style:name="T95" style:family="text">
      <style:text-properties officeooo:rsid="001babd2"/>
    </style:style>
    <style:style style:name="T96" style:family="text">
      <style:text-properties officeooo:rsid="001cff49"/>
    </style:style>
    <style:style style:name="T97" style:family="text">
      <style:text-properties officeooo:rsid="001ed4fd"/>
    </style:style>
    <style:style style:name="T98" style:family="text">
      <style:text-properties style:font-name="Linux Biolinum G" fo:language="it" fo:country="IT" fo:font-style="normal" style:text-underline-style="solid" style:text-underline-width="auto" style:text-underline-color="font-color" officeooo:rsid="00204a0d" fo:background-color="#dddddd" loext:char-shading-value="0" style:font-style-asian="normal" style:font-style-complex="normal"/>
    </style:style>
    <style:style style:name="T99" style:family="text">
      <style:text-properties officeooo:rsid="00218ee9"/>
    </style:style>
    <style:style style:name="T100" style:family="text">
      <style:text-properties officeooo:rsid="0023a66c"/>
    </style:style>
    <style:style style:name="T101" style:family="text">
      <style:text-properties officeooo:rsid="002624be"/>
    </style:style>
    <style:style style:name="T102" style:family="text">
      <style:text-properties officeooo:rsid="002903d1"/>
    </style:style>
    <style:style style:name="T103" style:family="text">
      <style:text-properties officeooo:rsid="002b3bb1"/>
    </style:style>
    <style:style style:name="T104" style:family="text">
      <style:text-properties officeooo:rsid="002d17bc"/>
    </style:style>
    <style:style style:name="T105" style:family="text">
      <style:text-properties officeooo:rsid="002efd25"/>
    </style:style>
    <style:style style:name="T106" style:family="text">
      <style:text-properties officeooo:rsid="00320452"/>
    </style:style>
    <style:style style:name="T107" style:family="text">
      <style:text-properties officeooo:rsid="00321f8c"/>
    </style:style>
    <style:style style:name="T108" style:family="text">
      <style:text-properties officeooo:rsid="0033c7e0"/>
    </style:style>
    <style:style style:name="T109" style:family="text">
      <style:text-properties officeooo:rsid="0036c5cd"/>
    </style:style>
    <style:style style:name="T110" style:family="text">
      <style:text-properties officeooo:rsid="003df56f"/>
    </style:style>
    <style:style style:name="T111" style:family="text">
      <style:text-properties officeooo:rsid="003fc2e5"/>
    </style:style>
    <style:style style:name="T112" style:family="text">
      <style:text-properties officeooo:rsid="00405486"/>
    </style:style>
    <style:style style:name="T113" style:family="text">
      <style:text-properties fo:color="#ffffff" loext:opacity="100%" officeooo:rsid="004160da"/>
    </style:style>
    <style:style style:name="T114" style:family="text">
      <style:text-properties officeooo:rsid="004328ae"/>
    </style:style>
    <style:style style:name="T115" style:family="text">
      <style:text-properties officeooo:rsid="004893e3"/>
    </style:style>
    <style:style style:name="T116" style:family="text">
      <style:text-properties officeooo:rsid="004ec34a"/>
    </style:style>
    <style:style style:name="T117" style:family="text">
      <style:text-properties officeooo:rsid="00530e41"/>
    </style:style>
    <style:style style:name="T118" style:family="text">
      <style:text-properties officeooo:rsid="0058fc37"/>
    </style:style>
    <style:style style:name="T119" style:family="text">
      <style:text-properties officeooo:rsid="00705966"/>
    </style:style>
    <style:style style:name="T120" style:family="text">
      <style:text-properties officeooo:rsid="00509a14"/>
    </style:style>
    <style:style style:name="T121" style:family="text">
      <style:text-properties officeooo:rsid="00720752"/>
    </style:style>
    <style:style style:name="T122" style:family="text">
      <style:text-properties officeooo:rsid="00742782"/>
    </style:style>
    <style:style style:name="T123" style:family="text">
      <style:text-properties officeooo:rsid="00745409"/>
    </style:style>
    <style:style style:name="T124" style:family="text">
      <style:text-properties officeooo:rsid="0074df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ui/Frankie: <text:tab/>Lavora come ingegnere informatico, vuole switchare più grafica</text:p>
      <text:p text:style-name="P16"><text:tab/><text:tab/>ha solo il padre, madre morta quando era piccolo, no fratelli/sorelle/zii ecc</text:p>
      <text:p text:style-name="P17"><text:tab/><text:tab/>padre malato tumore</text:p>
      <text:p text:style-name="P16"><text:tab/><text:tab/>convive con amici</text:p>
      <text:p text:style-name="P14">Lei/<text:span text:style-name="T11">Lulù</text:span>:<text:tab/><text:span text:style-name="T2">studia lingue, vuole fare interprete all’ONU</text:span><text:span text:style-name="T4"><text:line-break/><text:tab/><text:tab/>forma di depressione<text:line-break/><text:tab/><text:tab/>pessimo rapporto con genitori e fratello</text:span></text:p>
      <text:p text:style-name="P15"><text:tab/><text:tab/>vive in appartamento di famiglia<text:line-break/><text:tab/><text:tab/>famiglia ricca</text:p>
      <text:p text:style-name="P1"/>
      <text:p text:style-name="P2">s’ incontrano per un progetto di un sito a scopo di sensibilizzazione </text:p>
      <text:p text:style-name="P18"/>
      <text:p text:style-name="P69">cosa voglio raccontare?</text:p>
      <text:p text:style-name="P69"/>
      <text:p text:style-name="P70">Che alla fine qualunque decisione prenderemo, avremo sempre dei rimpianti.</text:p>
      <text:p text:style-name="P18"/>
      <text:p text:style-name="P18"/>
      <text:p text:style-name="P18"/>
      <text:p text:style-name="P18"/>
      <text:p text:style-name="P18"/>
      <text:p text:style-name="P49">CAMBIO MESE: animazione apposta, tipo “scorrimento” in verticale</text:p>
      <text:p text:style-name="P48"/>
      <text:p text:style-name="P20"/>
      <text:p text:style-name="P20"/>
      <text:h text:style-name="P100" text:outline-level="3"/>
      <text:h text:style-name="P103" text:outline-level="3">0. PROLOGO</text:h>
      <text:p text:style-name="P21"/>
      <text:p text:style-name="P6">“ AAA Cercasi informatico simpatico! <text:line-break/>Siamo un’associazione no-profit che si occupa di raccogliere dati sulla gentrificazione nella nostra città e stiamo cercando qualcuno che ci aiuti a sviluppare il nostro sito. Se vuoi unirti a noi non esitare a contattarci!”</text:p>
      <text:p text:style-name="Text_20_body"/>
      <text:p text:style-name="Text_20_body">+ Be’, forse è ora di fare qualcosa no?</text:p>
      <text:p text:style-name="P21"/>
      <text:p text:style-name="pulsante"><text:span text:style-name="T65">[</text:span><text:span text:style-name="T98">Invii una e-mail</text:span><text:span text:style-name="T65">]</text:span></text:p>
      <text:p text:style-name="P20"/>
      <text:h text:style-name="P100" text:outline-level="3"/>
      <text:h text:style-name="P103" text:outline-level="3">1. (gennaio) <text:span text:style-name="T12">INCONTRO</text:span></text:h>
      <text:p text:style-name="P22"/>
      <text:p text:style-name="Text_20_body"><text:span text:style-name="T12">+</text:span> <text:span text:style-name="T12">Ciao! Sono Frankie, l’informatico che vi </text:span><text:span text:style-name="T23">ha</text:span><text:span text:style-name="T12"> scritto...</text:span></text:p>
      <text:p text:style-name="Text_20_body">- Ciao Frankie, io sono Lucinda! Puoi chiamarmi Lulù. Vieni, prendiamoci un caffè mentre <text:span text:style-name="T99">t</text:span>i racconto un po’ il nostro progetto. Cameriere, due caffè per favore, grazie!</text:p>
      <text:p text:style-name="Text_20_body">[...]</text:p>
      <text:p text:style-name="Text_20_body"><text:span text:style-name="T13">- … </text:span><text:span text:style-name="T14">e quindi la nostra idea è quella di avere un sito in cui raccogliere tutti </text:span><text:span text:style-name="T15">i</text:span><text:span text:style-name="T14"> dati e mostrarli </text:span><text:span text:style-name="T15">in pubblico.<text:line-break/>+ Ah certo capisco, quindi avete pensato anche di utilizzare infografiche e grafici dinamici?</text:span></text:p>
      <text:p text:style-name="Text_20_body">- Ehm… be’ sì, sarebbe fantastico! Purtroppo non abbiamo persone molto ferrate in grafica o comunicazione, siamo per lo più giuristi, ingegneri e architetti. Possiamo supportarti per quanto riguarda le informazioni tecniche, i dati e tutto il resto!</text:p>
      <text:p text:style-name="Text_20_body">+ Ottimo, quindi mi dovrei occupare di progettare e sviluppare il sito da zero, giusto?</text:p>
      <text:p text:style-name="Text_20_body">- Esattamente. Lo so che sarebbe un lavorone, e per ora sei l’unico che si è proposto. Se hai bisogno prenditi pure qualche giorno per pensarci, o se hai qualche domanda…</text:p>
      <text:p text:style-name="Text_20_body"><text:span text:style-name="T13">+ Direi che ho </text:span><text:span text:style-name="T16">una tonnellata</text:span><text:span text:style-name="T19"> di domande, e inizierei anche adesso se per te va bene.</text:span></text:p>
      <text:p text:style-name="Text_20_body">- Ah, ottimo!</text:p>
      <text:p text:style-name="Text_20_body">+ Cameriere, altri due caffè per favore!</text:p>
      <text:p text:style-name="P29"/>
      <text:p text:style-name="pulsante">[Prendi penna e taccuino]</text:p>
      <text:p text:style-name="P22"><text:line-break/>…………………………………………………….</text:p>
      <text:p text:style-name="P22"/>
      <text:p text:style-name="Text_20_body">MAIL:</text:p>
      <text:p text:style-name="P7"><text:span text:style-name="T15">Ciao Lulù, in allegato trovi qualche </text:span><text:span text:style-name="T56">schermata</text:span><text:span text:style-name="T15"> iniziale. <text:line-break/>La grafica è solo una bozza in bianco e nero, ma ho cercato di organizzare i contenuti principali da mostrare e ho impostato la navigazione sul sito.</text:span></text:p>
      <text:p text:style-name="P8">Fammi sapere cosa ne pensi! A presto. </text:p>
      <text:p text:style-name="interazioni_20_particolari_3f_">simbolino <text:span text:style-name="T13">allegato “graffetta”</text:span></text:p>
      <text:p text:style-name="P91"/>
      <text:p text:style-name="pulsante">[Invia mail]</text:p>
      <text:p text:style-name="P26"/>
      <text:p text:style-name="P26">………………………………………………………</text:p>
      <text:p text:style-name="P26"/>
      <text:p text:style-name="Text_20_body"><text:span text:style-name="T91">++</text:span>Ciao Frankie, ho visto le schermate <text:span text:style-name="T92">e sono </text:span>fighissime! <text:span text:style-name="T91">Senti, se stasera sei libero possiamo parlarne davanti a una pizza, ti va?++</text:span></text:p>
      <text:p text:style-name="Text_20_body">--<text:span text:style-name="T91">Ciao Lulù, grazie mille! Daje, allora possiamo fare per le 20 in quella nuova pizzeria che ha aperto in centro? Ne parlano tutti bene e sarei curioso di provarla.--</text:span></text:p>
      <text:p text:style-name="Text_20_body">--<text:span text:style-name="T91">Ah sì ho sentito! Ok allora, alle 20 là. A dopo, ciao!</text:span></text:p>
      <text:p text:style-name="P26"/>
      <text:p text:style-name="pulsante">[<text:span text:style-name="T98">Ti prepari</text:span> per uscire]</text:p>
      <text:p text:style-name="P27">……………………………………………………….</text:p>
      <text:p text:style-name="Text_20_body"/>
      <text:p text:style-name="Text_20_body">- Wow, ammetto che mi aspettavo la solita commediola romantica sdolcinata, e invece mi ha proprio distrutto emotivamente…</text:p>
      <text:p text:style-name="Text_20_body"><text:soft-page-break/>+ E dire che a me neanche piacciono i musical! Però con quei colori mi ha davvero affascinato, e il finale… Aiuto, piango!</text:p>
      <text:p text:style-name="Text_20_body">- Ahah! Per affogare i drammi direi di berci su qualcosa, ti porto in un bel posto.</text:p>
      <text:p text:style-name="Text_20_body"><text:span text:style-name="T56">+ Io però adesso dovrei andare, </text:span><text:span text:style-name="T57">faccio giusto in tempo a prendere l’ultimo tram. Se vuoi ti posso accompagnare a casa e poi corro alla fermata.</text:span></text:p>
      <text:p text:style-name="Text_20_body">- Va bene allora, tanto abito qui vicino.</text:p>
      <text:p text:style-name="Text_20_body">…</text:p>
      <text:p text:style-name="Text_20_body">- Grazie della serata! Scrivimi quando arrivi a casa, intesi? <text:line-break/>+ Ehi, ma saluti tutti tirandoli per il bavero della giacca?</text:p>
      <text:p text:style-name="Text_20_body"><text:span text:style-name="T57">- No Frankie, solo i tipi che mi piacciono! </text:span><text:span text:style-name="T17">Smack!</text:span></text:p>
      <text:p text:style-name="P44"/>
      <text:p text:style-name="pulsante">[<text:span text:style-name="T98">Sali sul tram</text:span>]</text:p>
      <text:p text:style-name="P27"/>
      <text:p text:style-name="P27">…………………………………………………………..</text:p>
      <text:p text:style-name="P27"/>
      <text:p text:style-name="Text_20_body">+ Era un sacco <text:span text:style-name="T97">di tempo </text:span>che non ascoltavo jazz dal vivo, grazie!</text:p>
      <text:p text:style-name="Text_20_body">- Sì be’, tutte le mie amiche mi hanno paccato all’ultimo, per cui mi sei sembrato un buon rimpiazzo!</text:p>
      <text:p text:style-name="Text_20_body">+ Ah non avevo dubbi! <text:span text:style-name="T97">A</text:span>desso <text:span text:style-name="T97">però </text:span>devo scappare a prendere il tram, <text:span text:style-name="T97">forse sono </text:span>ancora in tempo.</text:p>
      <text:p text:style-name="Text_20_body">- Be’ Frankie, vista l’ora mi sa che ormai lo devi aver perso <text:span text:style-name="T90">per forza…</text:span><text:span text:style-name="T5"> che ne dici di fermarti da me?</text:span></text:p>
      <text:p text:style-name="Text_20_body">+ <text:span text:style-name="T97">Oh no,</text:span> <text:span text:style-name="T35">i miei coinquilini mi aspettano a casa! Poi si sentono persi senza la mia guida.</text:span></text:p>
      <text:p text:style-name="P3">- Ah davvero? Poveri cuccioli…</text:p>
      <text:p text:style-name="P12"><text:span text:style-name="T35">+ </text:span><text:span text:style-name="T19">Poi non sono pronto ai reumatismi da divano.</text:span></text:p>
      <text:p text:style-name="Text_20_body">- Macchè, scemo, tu dormi <text:span text:style-name="T115">a letto </text:span>con me!</text:p>
      <text:p text:style-name="Text_20_body">+ Dormire eh? Immagino…</text:p>
      <text:p text:style-name="P30"/>
      <text:p text:style-name="pulsante">[“Dormi”]</text:p>
      <text:p text:style-name="P30"/>
      <text:p text:style-name="P30">………………………………………………………...</text:p>
      <text:p text:style-name="P27"/>
      <text:p text:style-name="P22"/>
      <text:h text:style-name="P100" text:outline-level="3"/>
      <text:h text:style-name="P103" text:outline-level="3">2. (febbraio) <text:span text:style-name="T93">LUNA DI MIELE</text:span></text:h>
      <text:p text:style-name="P23"/>
      <text:p text:style-name="Text_20_body">+ Ciccio, lei è Lucinda. Lucinda, lui è mio papà Italo.</text:p>
      <text:p text:style-name="Text_20_body">- Molto piacere di conoscerla!</text:p>
      <text:p text:style-name="Text_20_body">* Ohoh finalmente ci incontriamo! Frankie non mi ha ancora detto nulla di te, sono proprio curioso di conoscerti.</text:p>
      <text:p text:style-name="Text_20_body">….</text:p>
      <text:p text:style-name="Text_20_body">- … e appena prima di Natale mi sono laureata in lingue!</text:p>
      <text:p text:style-name="Text_20_body">* Ah che bello! Anche io ho fatto lingue: francese e tedesco! Poi ho dovuto studiarmi un po’ di inglese per i fatti miei, ai miei tempi non era molto diffuso.</text:p>
      <text:p text:style-name="Text_20_body">- Wow! Frankie non mi aveva raccontato nulla. E ha viaggiato tanto?<text:line-break/>+ Be’ sì, la carriera diplomatica mi ha portato in giro per il mondo. Tu invece che programmi hai?</text:p>
      <text:p text:style-name="Text_20_body"><text:span text:style-name="T58">- Vorrei fare l’interprete alle Nazioni Unite, è un po’ il mio sogno fin da bimba. Soprattutto mi affascinano le lingue mediorientali, per questo ho studiato anche arabo. </text:span><text:span text:style-name="T61">Adesso sto ancora cercando lavoro, senza grossi risultati...</text:span></text:p>
      <text:p text:style-name="P45"/>
      <text:p text:style-name="pulsante">[Sparecchi tavola]</text:p>
      <text:p text:style-name="P45">………………………………………………..</text:p>
      <text:p text:style-name="P45"/>
      <text:p text:style-name="Text_20_body">+ E i tuoi invece quando me li presenti?</text:p>
      <text:p text:style-name="Text_20_body">- Ahah spero mai! Non ti meritano, sono dei cazzo di rincoglioniti, lasciali dove sono.</text:p>
      <text:p text:style-name="Text_20_body"><text:span text:style-name="T21">+ Ooooook scusa. Va tutto bene?<text:line-break/>- Sì scusami, pensare a loro mi fa venire il nervoso. Se potessi me ne andrei su un altro pianeta </text:span><text:span text:style-name="T20">pur di</text:span><text:span text:style-name="T21"> starne il più lontano possibile. Invece adesso che ho finito di studiare non vogliono più pagarmi l’affitto e sarò costretta a tornare sotto il loro tetto di merda.</text:span></text:p>
      <text:p text:style-name="Text_20_body">+ Mmm<text:span text:style-name="T96"> </text:span>non c’è altra soluzione? Non puoi trovarti qualcosa di part-time intanto?<text:line-break/>- E come scusa? Già passo tutto il giorno a mandare curriculum e fare colloqui, dove lo trovo il tempo per un lavoro?</text:p>
      <text:p text:style-name="Text_20_body">+ Ok dai troveremo una soluzione, non preoccuparti.</text:p>
      <text:p text:style-name="P33"/>
      <text:p text:style-name="pulsante"><text:span text:style-name="T55">[</text:span><text:span text:style-name="T98">Le stringi </text:span><text:span text:style-name="T55">la mano]</text:span></text:p>
      <text:p text:style-name="P33"/>
      <text:p text:style-name="P33">…………………………………………………….</text:p>
      <text:p text:style-name="P45"/>
      <text:p text:style-name="Text_20_body"><text:span text:style-name="T26">+ Hai ragione, </text:span><text:span text:style-name="T13">posso invertire questi due pulsanti. E qui va bene questo grafico? Se clicchi vengono fuori i dati aggiornati alle ultime 24 ore.</text:span></text:p>
      <text:p text:style-name="Text_20_body">- Pazzesco, è fantastico! Quando riusciresti a svilupparlo?</text:p>
      <text:p text:style-name="Text_20_body">+ Be’ alla fine non è complicato, magari chiedo una mano a una mia amica per costruire il backend, ma il resto me lo posso sbrigare in una settimana. Ovviamente poi <text:s/>dovrò chiedere una mano <text:span text:style-name="T97">a voi tutti</text:span> per testare il sito su diversi pc e smartphone: è una rottura, vi avviso, ma voglio essere sicuro che funzioni tutto.</text:p>
      <text:p text:style-name="Text_20_body">- Ottimo! Cavoli che bel lavoro, non mi aspettavo avremmo raggiunto questo livello, hai fatto davvero un miracolo.</text:p>
      <text:p text:style-name="Text_20_body">+ Be’ mi fa molto piacere! Almeno riesco a rendermi utile ogni tanto.</text:p>
      <text:p text:style-name="Text_20_body"><text:soft-page-break/>- Sai, potrebbe esserci un premio, <text:span text:style-name="T90">dopotutto…</text:span></text:p>
      <text:p text:style-name="Text_20_body">+ Ehi, cos’è che brilla sotto la magliett- AH. Wow.</text:p>
      <text:p text:style-name="Text_20_body"><text:span text:style-name="T5">- </text:span><text:span text:style-name="T90">AAAAAAAH</text:span><text:span text:style-name="T5"> Cosa fai! Mettimi giù!</text:span></text:p>
      <text:p text:style-name="Text_20_body">+ Attenta a non sbattere le gambe contro il muro, mo ti strappo tutto quello che hai addosso!</text:p>
      <text:p text:style-name="P31"/>
      <text:p text:style-name="pulsante">[<text:span text:style-name="T98">La butti</text:span> sul letto]</text:p>
      <text:p text:style-name="P31"/>
      <text:p text:style-name="P31">………………………………………………….</text:p>
      <text:p text:style-name="P31"/>
      <text:p text:style-name="Text_20_body">- Frankie ci siamo persi?<text:line-break/>+ No no seguimi, voglio portarti in un posto speciale. Ci venivo sempre la domenica con mio papà a fare picnic.</text:p>
      <text:p text:style-name="Text_20_body">- Sì ma siamo in mezzo a un bosco e non vedo niente!</text:p>
      <text:p text:style-name="Text_20_body">+ Tranquilla, stasera c’è luna piena! Appena arriviamo nella radura vedrai che spettacolo.</text:p>
      <text:p text:style-name="Text_20_body">- Sì ma, ehi! Siamo arrivati?</text:p>
      <text:p text:style-name="Text_20_body">+ Eccoci! Ti piace?<text:line-break/>- Wow… Che panorama!</text:p>
      <text:p text:style-name="Text_20_body">+ Sai perché ti ho portata qui?</text:p>
      <text:p text:style-name="Text_20_body">- Per buttarmi giù dal dirupo? Modo poco convenzionale di scaric-</text:p>
      <text:p text:style-name="Text_20_body">+ Perché ti amo Lulù, volevo dirtelo. Mi sembrava il modo migl-</text:p>
      <text:p text:style-name="Text_20_body"><text:span text:style-name="T5">+ Ti amo anche io. Ma adesso </text:span><text:span text:style-name="T90">stai</text:span><text:span text:style-name="T5"> </text:span><text:span text:style-name="T90">zitto</text:span><text:span text:style-name="T5">.</text:span></text:p>
      <text:p text:style-name="P31"/>
      <text:p text:style-name="pulsante"><text:span text:style-name="T5">[…]</text:span><text:span text:style-name="T3"> //pulsante letteralmente con i puntini di sospensione</text:span></text:p>
      <text:p text:style-name="P31">………………………………………………………</text:p>
      <text:p text:style-name="P32"/>
      <text:p text:style-name="Text_20_body"/>
      <text:h text:style-name="P103" text:outline-level="3">3. (marzo)</text:h>
      <text:p text:style-name="interazioni_20_particolari_3f_">[sfondo bianco]</text:p>
      <text:p text:style-name="Text_20_body">+ Ciccio! Ma sei bianco come un cencio, stai bene? Papà? Papà mi senti?</text:p>
      <text:p text:style-name="Text_20_body">…</text:p>
      <text:p text:style-name="Text_20_body">+ Sì pronto 118, avrei bisogno di un’ambulanza con urgenza!</text:p>
      <text:p text:style-name="interazioni_20_particolari_3f_">[sfondo cicla: rosso&gt;bianco&gt;blu&gt;bianco&gt;rosso ecc]</text:p>
      <text:p text:style-name="P48"/>
      <text:p text:style-name="pulsante">[Calmati]</text:p>
      <text:p text:style-name="P28">………………………………………………………</text:p>
      <text:p text:style-name="P28"/>
      <text:p text:style-name="Text_20_body"><text:span text:style-name="T62">+ </text:span><text:span text:style-name="T63">L</text:span><text:span text:style-name="T62">o devono operare </text:span><text:span text:style-name="T64">lunedì mattina. Tumore al fegato, ma sembra sia abbastanza contenuto, e forse con l’intervento potrebbero risolvere il grosso.</text:span></text:p>
      <text:p text:style-name="Text_20_body">- <text:span text:style-name="T94">Oddio Frankie, mi dispiace, non so cosa dire… Se hai bisogno posso stare io in ospedale, lo sai che sono libera.</text:span></text:p>
      <text:p text:style-name="Text_20_body">+ Grazie Lulu, ma mio papà non sarebbe a suo agio, lo conosci.</text:p>
      <text:p text:style-name="Text_20_body">- Mmm sì certo, capisco.</text:p>
      <text:p text:style-name="Text_20_body">+ Ho già chiesto al mio capo un po’ di elasticità con le consegne. Mi porto il PC in ospedale e lavoro sulla poltroncina, non ho grossi problemi, basta che funzioni internet.</text:p>
      <text:p text:style-name="Text_20_body">- Posso fare altro per te? Mi sento così inutile, senza lavoro e senza poter stare in ospedale…</text:p>
      <text:p text:style-name="Text_20_body">+ Non preoccuparti, davvero, puoi venire a trovarlo quando vuoi! Sicuramente gli farà piacere e lo terrà su di morale.</text:p>
      <text:p text:style-name="Text_20_body">- Va bene allora. Speriamo vada tutto per il meglio… Ti amo tanto Frankie, non hai idea.</text:p>
      <text:p text:style-name="Text_20_body">+ Anche io ti amo Lulu, mi dispiace che tu ci debba andare di mezzo.</text:p>
      <text:p text:style-name="pulsante">[<text:span text:style-name="T99">La a</text:span>bbracci]</text:p>
      <text:p text:style-name="P46">……………………………………………………….</text:p>
      <text:p text:style-name="Text_20_body"/>
      <text:p text:style-name="Text_20_body">+ Grazie di <text:span text:style-name="T22">essere venuta con noi</text:span> Lulu.</text:p>
      <text:p text:style-name="Text_20_body">- Ma stai scherzando? Per l’Italo questo è il minimo!</text:p>
      <text:p text:style-name="Text_20_body">+ Era contento di vederti quando ha finito la chemio. Vuoi fermarti a cena? Sono da solo stasera, immagino che mio papà dormirà tutto il resto del giorno.</text:p>
      <text:p text:style-name="Text_20_body">- <text:span text:style-name="T95">Certo! Aspetta, avviso i miei che non torno a casa.</text:span></text:p>
      <text:p text:style-name="pulsante">[Avvi<text:span text:style-name="T99">i</text:span> l’auto]</text:p>
      <text:p text:style-name="P22"/>
      <text:h text:style-name="P101" text:outline-level="3"/>
      <text:h text:style-name="P103" text:outline-level="3"><text:span text:style-name="T8">4. </text:span><text:span text:style-name="T9">(aprile)</text:span></text:h>
      <text:p text:style-name="P47"/>
      <text:p text:style-name="P50">- Frankie, ho una sorpresa per te!</text:p>
      <text:p text:style-name="P50">+ Wow, una sorpresa?</text:p>
      <text:p text:style-name="P50">- Tieni, aprila!</text:p>
      <text:p text:style-name="P50">+ Una busta molto <text:span text:style-name="T90">vintage, </text:span>vediamo cosa… un weekend alle terme?</text:p>
      <text:p text:style-name="P50">- Sì! Così stacchiamo un po’ da questo periodo di merda no? Ci rilassiamo e pensiamo un po’ a noi due soli…</text:p>
      <text:p text:style-name="P50">+ Ma, aspetta… come l’hai pagato? Costerà una fortuna!</text:p>
      <text:p text:style-name="P50">- Ho chiesto una mano ai miei genitori… ma dai chissenefrega! È l’occasione per riposarci un po’, non ti va?</text:p>
      <text:p text:style-name="P50">+ Ma in verità per questo weekend ho promesso al mio capo di finire una consegna, così posso fare un po’ di straordinari e recuperare le ore perse <text:span text:style-name="T99">il mese scorso</text:span>.</text:p>
      <text:p text:style-name="P50">- Oh. Capisco…</text:p>
      <text:p text:style-name="P50">+ Mi spiace Lulu, non pensavo che-</text:p>
      <text:p text:style-name="P72"><text:span text:style-name="T66">- No tranquillo, sarà per la prossima volta! Al massimo... ci vado con Chiara </text:span><text:span text:style-name="T67">dai, non è un problema!</text:span></text:p>
      <text:p text:style-name="P50"/>
      <text:p text:style-name="pulsante">[<text:span text:style-name="T99">Ric</text:span>hiudi la busta]</text:p>
      <text:p text:style-name="Text_20_body">………………………………………………………..</text:p>
      <text:p text:style-name="Text_20_body">- <text:span text:style-name="T99">Sai, potrebbe quasi essere il più romantico compleanno di sempre… oppure il peggiore!</text:span></text:p>
      <text:p text:style-name="P9">+ Ahah tutto sommato era buono il kebab no?</text:p>
      <text:p text:style-name="P9">- Fai poco il furbo, ti salvi solo perché ti amo. Mi devi una festa di compleanno <text:span text:style-name="T90">coi fiocchi</text:span><text:span text:style-name="T5">, non te lo dimenticare.</text:span></text:p>
      <text:p text:style-name="P10">+ Hai ragione scusa, mi sono un po’ perso in mezzo...</text:p>
      <text:p text:style-name="P9">- Aspetta un secondo, mi squilla il telefono.<text:line-break/>Pronto? Salve Italo! No no non si preoccupi per l’ora, io e Frankie abbiamo appena finito di cenare. Ah grazie mille! Eh sì sono ventisei ormai, la vecchiaia avanza ahah! Com’è andata la chemio oggi, si è riposato un po’? Ah ecco, bene. Allora le auguro buona notte, grazie ancora per gli auguri!</text:p>
      <text:p text:style-name="pulsante">[Le baci la fronte]</text:p>
      <text:p text:style-name="P9">…………………………………………………………….</text:p>
      <text:p text:style-name="P51">- Ehi amore, hai visto cos’ho addosso?</text:p>
      <text:p text:style-name="P51">+ Aspett- ehi ma da dove viene quello? Wow!</text:p>
      <text:p text:style-name="P51">- L’ho comprato oggi, e ho pensato “Chissà che faccia farà quando mi vedrà”…</text:p>
      <text:p text:style-name="P51">+ Ma- No cazzo, scusami, devo finire dei test. Mi dai un’oretta? Devo sistemare un paio di bug e controllare che gli altri siano stati risolti. Domani devo accompagnare mio papà e non faccio in tempo a finire...</text:p>
      <text:p text:style-name="P51">- Mmm dai ti aspetto a letto allora ok? Ti amo.</text:p>
      <text:p text:style-name="P51">+ Anche io ti amo, scusami…</text:p>
      <text:p text:style-name="P51"/>
      <text:p text:style-name="pulsante">[Avvii debug]</text:p>
      <text:p text:style-name="P22"/>
      <text:p text:style-name="P24">………………………………………………………...</text:p>
      <text:h text:style-name="P103" text:outline-level="3">5. <text:s/>(maggio)</text:h>
      <text:p text:style-name="interazioni_20_particolari_3f_">sfondo verde con “coriandoli” colorati</text:p>
      <text:p text:style-name="P73">+ Woooow, ma è stupendo questo parco!<text:line-break/>- Mi pare che sia uno dei <text:span text:style-name="T114">parchi </text:span>più antichi, per questo è così gettonato: c’è sempre da <text:span text:style-name="T106">prenotare con</text:span> mesi <text:span text:style-name="T106">di anticipo</text:span>.</text:p>
      <text:p text:style-name="P53">+ E tu come hai fatto a fare così in fretta scusa? Hai riciclato il biglietto di una vecchia fiamma?</text:p>
      <text:p text:style-name="P53">- Certo che no. Mio papà ha curato la comunicazione esterna del <text:span text:style-name="T114">p</text:span>arco per diversi anni, e quindi ha fatto una telefonata al volo per noi.</text:p>
      <text:p text:style-name="P53">+ Quell’uomo è pieno di meraviglie!</text:p>
      <text:p text:style-name="P53">- Lo so, lo so, ormai stai con me solo per mio papà.</text:p>
      <text:p text:style-name="P73"><text:span text:style-name="T68">+ Mi pare ovvio! Però non abbatterti: tutto sommato </text:span><text:span text:style-name="T24">neanche tu </text:span><text:span text:style-name="T68">sei </text:span><text:span text:style-name="T18">così male…</text:span></text:p>
      <text:p text:style-name="P34"/>
      <text:p text:style-name="pulsante"><text:span text:style-name="T24">[</text:span><text:span text:style-name="T19">La stringi a te]</text:span></text:p>
      <text:p text:style-name="P22"/>
      <text:p text:style-name="P22">………………………………………………………………..</text:p>
      <text:p text:style-name="P55"/>
      <text:p text:style-name="P55">* Pronto, Frankie?<text:line-break/>+ Ciccio, dimmi tutto! Com’è andata l’ecografia?</text:p>
      <text:p text:style-name="P55">* L’ecografia… Non molto bene. Hanno trovato un’altra metastasi al fegato.</text:p>
      <text:p text:style-name="P55">+ Ma come… davvero? E l’operazione a cosa è servita?<text:line-break/>* Purtroppo le radici erano troppo profonde, a quanto pare non è stato sufficiente. E la chemio… Be’ riesce a contenerne lo sviluppo, ma è comunque troppo leggera.</text:p>
      <text:p text:style-name="P55">+ Cazzo. Domani chiamo la dottoressa, le chiedo cosa possiamo fare.</text:p>
      <text:p text:style-name="P75"><text:span text:style-name="T70">* Ho già chiesto io, non preoccuparti, dobbiamo </text:span><text:span text:style-name="T27">proseguire come stiamo facendo ora</text:span><text:span text:style-name="T70">. Probabilmente mi cambi</text:span><text:span text:style-name="T73">eranno</text:span><text:span text:style-name="T70"> terapia, ma non c’è molto altro che possiamo fare.</text:span></text:p>
      <text:p text:style-name="P57">+ Tu come ti senti? Hai male?<text:line-break/>* Non più del solito, sono solo stanco…</text:p>
      <text:p text:style-name="P57">+ Ok dai, domani vengo da te e ne parliamo con calma.</text:p>
      <text:p text:style-name="P57">* Sì Frankie stai tranquillo, non preoccuparti dai, che poi mi metti angoscia. Adesso vado a stendermi, a domani.</text:p>
      <text:p text:style-name="P57">+ Va bene, buon riposo, a domani.</text:p>
      <text:p text:style-name="P57"/>
      <text:p text:style-name="pulsante">[<text:span text:style-name="T104">Chiudi gli occhi]</text:span></text:p>
      <text:p text:style-name="P22"/>
      <text:p text:style-name="P53">+ Lulu, vieni a vedere un secondo!</text:p>
      <text:p text:style-name="P53">- Wow! È la versione finale?<text:line-break/>+ Quasi! Ho sistemato un paio di pagine, ho utilizzato una palette un po’ più informale e ho trovato dei font gratis che mi sembrano perfetti. Però mancano ancora tutti i dati, per quelli devi pensarci tu. Se vuoi ti faccio vedere come inserirli…</text:p>
      <text:p text:style-name="P53">- <text:span text:style-name="T100">Mmm sì è vero, dovrò chiedere anche agli altri. Raduno il necessario e poi mettiamo tutt</text:span><text:span text:style-name="T107">o</text:span><text:span text:style-name="T100"> in archivio.</text:span></text:p>
      <text:p text:style-name="P54">+ <text:span text:style-name="T107">Uh, g</text:span>uarda qui: il grafico cambia in base al quartiere che selezioni.</text:p>
      <text:p text:style-name="P54">- Ellamadò, ma questa roba è da professionisti!</text:p>
      <text:p text:style-name="P54">+ Ahah ho chiesto a un collega come fare queste animazioni, bisogna vedere poi se pesano troppo sulle prestazioni degli smartphone.</text:p>
      <text:p text:style-name="P54">- Tu non hai idea di quanto di amo Frankie, non te lo poi neanche immaginare!</text:p>
      <text:p text:style-name="P54">+ <text:span text:style-name="T101">Oh, invece</text:span> ne ho una vaga, <text:span text:style-name="T101">vaghissima</text:span> idea…</text:p>
      <text:p text:style-name="P54"/>
      <text:p text:style-name="P95">[Chiudi il notebook]</text:p>
      <text:h text:style-name="P103" text:outline-level="3"><text:span text:style-name="T59">6. </text:span><text:span text:style-name="T60">(giugno)</text:span></text:h>
      <text:p text:style-name="P52">[ padre si aggrava; lei ha crisi]</text:p>
      <text:p text:style-name="P22"/>
      <text:p text:style-name="P55">+ <text:span text:style-name="T102">Pronto, Lulu? Scusa, stasera non riesco a venire a cena.</text:span></text:p>
      <text:p text:style-name="P56">- Oh cavoli, ma stai bene?<text:line-break/>+ Sì sì niente di grave, soliti casini a lavoro. Oggi con un cliente abbiamo fatto un po’ una figura di merda, ero rimasto indietro con i bug e abbiamo ricevuto alcune lamentele.</text:p>
      <text:p text:style-name="P56">- Ma che stronzi! Ma il tuo capo non ha detto niente? Non ti ha difeso?<text:line-break/>+ E che c’era da difendere? I prossimi tre o quattro giorni vado da mio papà, mi chiudo in casa e finisco tutto il lavoro.</text:p>
      <text:p text:style-name="P56">- Ehi, ma quindi non ci vediamo? Volevo stare un po’ con te e rilassarci, questa cosa dei curriculum mi stressa da morire…</text:p>
      <text:p text:style-name="P56">+ Non ti ha risposto ancora nessuno?</text:p>
      <text:p text:style-name="P56">- “Abbiamo deciso di procedere con un altro candidato”, ma andassero a fanculo.</text:p>
      <text:p text:style-name="P84"><text:span text:style-name="T81">+ </text:span><text:span text:style-name="T82">H</text:span><text:span text:style-name="T81">ai </text:span><text:span text:style-name="T42">provato a far </text:span><text:span text:style-name="T81">vedere il sito? Quello è un progetto importante, dovrebbe attirare un po’ l’attenzione, no?</text:span></text:p>
      <text:p text:style-name="P56">- Non gliene frega un cazoz a quanto pare, sono interessati <text:span text:style-name="T103">solo </text:span>a lavori di traduzione.</text:p>
      <text:p text:style-name="P56">+ Mi spiace piccola…</text:p>
      <text:p text:style-name="P56">- Dai fa niente, ci vediamo poi settimana prossima. <text:span text:style-name="T104">I</text:span>o mi sa che ne approfitto per riposarmi un po’, sono sfinita.</text:p>
      <text:p text:style-name="P56">+ Eh lo so, tutta colpa di quest’ansia. Dai ci sentiamo quando ti svegli allora, ti amo.</text:p>
      <text:p text:style-name="P56">- Ti amo anche io Frankie, ciao.</text:p>
      <text:p text:style-name="P56"/>
      <text:p text:style-name="pulsante">[Compil<text:span text:style-name="T103">i</text:span> il codice]</text:p>
      <text:p text:style-name="P22"/>
      <text:p text:style-name="P22">…………………………………………………</text:p>
      <text:p text:style-name="P22"/>
      <text:p text:style-name="P58">- Come sta tuo papà?<text:line-break/>+ Male. Hanno cambiato terapia: è più aggressiva, lo sfinisce e gli dà una nausea tremenda. Non riesce a mangiare quasi più niente, non so che fare.</text:p>
      <text:p text:style-name="P74"><text:span text:style-name="T71">- Vuoi che venga a darti una mano?<text:line-break/>+ Meglio di no Luly, lo vedresti in uno stato pietoso… Poi io non mi </text:span><text:span text:style-name="T28">posso staccare</text:span><text:span text:style-name="T71"> dal pc, sarei di ben poca compagnia per te.</text:span></text:p>
      <text:p text:style-name="P58">- Ma non è un problema. Magari posso parlare un po’ con l’Italo, no?</text:p>
      <text:p text:style-name="P58">+ Non è molto in vena di parlare, credimi. Piuttosto, hai raccolto tutti i dati <text:span text:style-name="T108">per il sito</text:span>? Così possiamo iniziare a caricarli.</text:p>
      <text:p text:style-name="P58">- Ah sì è vero… scusa, mi è passato di mente e ho dimenticato di chiedere agli altri. Nei prossimi giorni li sento e sistemo la cosa.</text:p>
      <text:p text:style-name="P58">+ Ok… E il lavoro come va?<text:line-break/>- Eh, ancora niente. Solita merda.</text:p>
      <text:p text:style-name="P58">+ Hai provato a presentarti in sede da qualche parte? Magari sono cose che fanno effetto.</text:p>
      <text:p text:style-name="P58">- Sì certo mi presento dal nulla “Salve sono Lucinda, mi volete pagare per fare cose? Grazie mille”</text:p>
      <text:p text:style-name="P58">+ Vabbè, è meglio che stare a casa tutto il giorno no?</text:p>
      <text:p text:style-name="P58">- Ommadonna, come se non bastassero i miei a mettermi pressione! Ma che cazzo!</text:p>
      <text:p text:style-name="P58">+ Ma no scusa, <text:span text:style-name="T105">io non…</text:span></text:p>
      <text:p text:style-name="P74"><text:span text:style-name="T71">- </text:span><text:span text:style-name="T72">E il sito, e il lavoro, vuoi chiedermi ancora qualcosa? </text:span><text:span text:style-name="T25">Non faccio abbastanza? Devo fare di più? Dimmi tu cosa fare!</text:span></text:p>
      <text:p text:style-name="P35">+ No Lu, aspe-</text:p>
      <text:p text:style-name="P35"><text:soft-page-break/>- Ma vaffanculo.</text:p>
      <text:p text:style-name="P35"/>
      <text:p text:style-name="pulsante">[Fai due passi]</text:p>
      <text:p text:style-name="P22">……………………………………………………………</text:p>
      <text:p text:style-name="P22"/>
      <text:p text:style-name="P22">- <text:span text:style-name="T108">Squisito questo tacchino!</text:span></text:p>
      <text:p text:style-name="P59">+ Ti piace? Avevo paura di aver esagerato co<text:span text:style-name="T116">n la curcuma</text:span>.</text:p>
      <text:p text:style-name="P85"><text:span text:style-name="T83">- No no, anzi, è </text:span><text:span text:style-name="T42">perfetto</text:span><text:span text:style-name="T83">. Ne è rimasto ancora qualche bocconcino?</text:span></text:p>
      <text:p text:style-name="P59">+ Ahah sei proprio una locusta! Tieni, dividiamoci gli ultimi pezzi. Vuoi un po’ di sughetto?</text:p>
      <text:p text:style-name="P59">- E me lo chiedi pure?</text:p>
      <text:p text:style-name="P59">…</text:p>
      <text:p text:style-name="P59">- Aiuto, sto veramente scoppiando, ho mangiato troppo.</text:p>
      <text:p text:style-name="P59">+ Aaaaah, allora c’è un <text:span text:style-name="T90">fondo</text:span><text:span text:style-name="T5"> a quel pozzo di nome Lulu. </text:span><text:span text:style-name="T7">M</text:span><text:span text:style-name="T5">entre </text:span><text:span text:style-name="T6">ti riprendi, io finisco una cosa di lavoro ok?<text:line-break/>- Ancora lavoro?</text:span></text:p>
      <text:p text:style-name="P36">+ Sì, settimana scorsa ho dovuto accudire mio papà più del previsto, quindi ho accumulato un po’ di lavoro… Ma ci metto un attimo, tu intanto digerisci con calma.</text:p>
      <text:p text:style-name="P36">- Ooook…</text:p>
      <text:p text:style-name="P36">+ Puoi sederti qui vicino a me sul divano, ti va? Al massimo puoi sistemare un po’ quei dati per il sito, almeno poi-</text:p>
      <text:p text:style-name="P36">- Vengo lì e mi accoccolo allora.</text:p>
      <text:p text:style-name="P36">+ Grazie davvero per la pazienza.</text:p>
      <text:p text:style-name="P36"/>
      <text:p text:style-name="pulsante">[Riapri il notebook]</text:p>
      <text:p text:style-name="P22">……………………………………………………………..</text:p>
      <text:p text:style-name="P22"/>
      <text:p text:style-name="P79"><text:span text:style-name="T59">- </text:span><text:span text:style-name="T77">Scusami Frankie, scusami davvero, lo so che per te è un periodo di mer</text:span><text:span text:style-name="T78">da.</text:span><text:span text:style-name="T77"> </text:span><text:span text:style-name="T36">M</text:span><text:span text:style-name="T77">i sento davvero giù, non trovo </text:span><text:span text:style-name="T78">un cazzo di</text:span><text:span text:style-name="T77"> lavoro, </text:span><text:span text:style-name="T78">nessuno mi risponde, mi sento inutile, che palle!</text:span><text:span text:style-name="T36"> </text:span><text:span text:style-name="T43">M</text:span><text:span text:style-name="T77">io papà mi ha proposto di iniziare </text:span><text:span text:style-name="T78">in ufficio</text:span><text:span text:style-name="T77"> da lui, </text:span><text:span text:style-name="T84">però...</text:span></text:p>
      <text:p text:style-name="P60">+ Tuo papà? Ma in uno studio di avvocati cosa faresti?</text:p>
      <text:p text:style-name="interazioni_20_particolari_3f_">Baloon di Lulu hanno effetto blur/acqua per simulare lacrime</text:p>
      <text:p text:style-name="P80"><text:span text:style-name="T77">- Eh, la segretaria. Però intanto potrebbe essere un inizio, magari mi faccio qualche contatto così. Sono veramente disperata, non trovo </text:span><text:span text:style-name="T36">niente</text:span><text:span text:style-name="T77">, dipendo dai miei, e io… io…</text:span></text:p>
      <text:p text:style-name="P60">+ Ehi ehi, tranquilla, sfogati un po’ se ti serve, son qui apposta.</text:p>
      <text:p text:style-name="P60">- E se poi inizio da mio papà e non esco più da lì? Cazzo me ne faccio di una laurea in lingue! Cazzo!</text:p>
      <text:p text:style-name="P60">+ <text:span text:style-name="T109">Be’ non sei obbligata a restare lì, puoi continuare a mandare i cv…</text:span></text:p>
      <text:p text:style-name="P60">- “<text:span text:style-name="T109">Salve la sua esperienza sarebbe? Ah la segretaria? Grazie le faremo sapere”. Ecco. Da mio padre poi! Sembra una barzelletta, fanculo. Non ne posso veramente più…</text:span></text:p>
      <text:p text:style-name="P61">+ Ehi, la cosa difficile adesso è iniziare. Una volta che inizi poi sarà un attimo, davvero.</text:p>
      <text:p text:style-name="P61">- Sì uff speriamo. Che palle. Col cazzo che arrivo alle Nazioni Unite, belle illusioni della minchia.</text:p>
      <text:p text:style-name="P61">+ Luly, adesso ti sembra impossibile, ma vedrai che andrà meglio. Uh mi sta chiamando mio papà, torno subito.</text:p>
      <text:p text:style-name="P61"/>
      <text:p text:style-name="pulsante">[<text:span text:style-name="T109">R</text:span>ispondi]</text:p>
      <text:p text:style-name="P22">………………………………………………………………………………………………………...</text:p>
      <text:h text:style-name="P100" text:outline-level="3"/>
      <text:h text:style-name="P103" text:outline-level="3">7. (luglio)</text:h>
      <text:p text:style-name="P25"/>
      <text:p text:style-name="P37">+ L’hanno ricoverato, le metastasi hanno raggiunto l’intestino. Non credo di dover aggiungere molto…</text:p>
      <text:p text:style-name="P37">- Oddio… Oddio Frankie, mi dispiace…</text:p>
      <text:p text:style-name="P37">+ Penso che passerò i prossimi giorni in ospedale, non so se riusciremo a vederci.</text:p>
      <text:p text:style-name="P37">- Ma figurati! Anzi, se vuoi posso venire a salutarlo. Mi farebbe piacere…</text:p>
      <text:p text:style-name="P37">+ Sei sicura? Dorme sempre, e quando è sveglio non è molto lucido, io ti avviso.</text:p>
      <text:p text:style-name="P37">- Sì, non rompere.</text:p>
      <text:p text:style-name="P37">+ Scusami, non so che fare…</text:p>
      <text:p text:style-name="P37">- Non ti preoccupare, ci sono qui io adesso.</text:p>
      <text:p text:style-name="P37"/>
      <text:p text:style-name="pulsante">[Ti stendi su di lei]</text:p>
      <text:p text:style-name="P37">……………………………………………………….</text:p>
      <text:p text:style-name="P37"/>
      <text:p text:style-name="P37">+ Ehi Ciccio, sei sveglio?<text:line-break/>* Più o meno…</text:p>
      <text:p text:style-name="P37">+ È venuta Luly a trovarti.</text:p>
      <text:p text:style-name="P37">* Sono messo… proprio così… male?<text:line-break/>- Ma Italo! Guardi, le ho portato qualche succo di frutta e un po’ di marmellata di limone e zenzero.</text:p>
      <text:p text:style-name="P37">* Oh grazie… Se me ne devo andare… di certo non sarò patito…</text:p>
      <text:p text:style-name="P37">- Vuole un po’ d’acqua?<text:line-break/>* No grazie Lucinda… sto bene così.</text:p>
      <text:p text:style-name="P37">- <text:span text:style-name="T110">Posso sedermi qui sul bordo? Le do fastidio? Aspetti che appoggio il libro</text:span></text:p>
      <text:p text:style-name="P37">* <text:span text:style-name="T110">No no, prego… Cosa stai leggendo di bello?</text:span></text:p>
      <text:p text:style-name="P76"><text:span text:style-name="T29">- </text:span><text:span text:style-name="T30">Un report sulla situazione de</text:span><text:span text:style-name="T31">i curdi</text:span><text:span text:style-name="T30">! L’ho quasi finito, se vuole glielo presto?</text:span></text:p>
      <text:p text:style-name="P37">* <text:span text:style-name="T110">Ohoh grazie… tienilo tu per ora.</text:span></text:p>
      <text:p text:style-name="P37"/>
      <text:p text:style-name="pulsante">[Ti siedi]</text:p>
      <text:p text:style-name="Text_20_body">……………………………………………………………</text:p>
      <text:p text:style-name="P11">* Fra… nkie…</text:p>
      <text:p text:style-name="P11">+ Ciccio, dimmi! Vuoi da bere?</text:p>
      <text:p text:style-name="P11">* Sì grazie… un succo per favore…</text:p>
      <text:p text:style-name="P11">+ Ecco qua. Vuoi altro?</text:p>
      <text:p text:style-name="P11">- No grazie… Mi riposo un po’…</text:p>
      <text:p text:style-name="P11">+ Ok, io resto qua se hai bisogno.</text:p>
      <text:p text:style-name="P11"/>
      <text:p text:style-name="pulsante">[…]</text:p>
      <text:p text:style-name="P11">……………………………………………………..</text:p>
      <text:p text:style-name="P11">- F-frankie ti prego, vieni da me, s-sto impazzendo, non riesco a r-respirar-re.</text:p>
      <text:p text:style-name="P11">+ Luly che succede?</text:p>
      <text:p text:style-name="P11">- N-non lo so, non c-capisco niente ti p-prego vieni s-subito qui</text:p>
      <text:p text:style-name="P11">+ Lu, Aspetta, respira con calma, mi senti?</text:p>
      <text:p text:style-name="P11">- Sì che ti sento cazzo! Ti s-sto supplic-cando di v-venire qui…</text:p>
      <text:p text:style-name="P11">+ Hai un attacco d’ansia?</text:p>
      <text:p text:style-name="P11"><text:soft-page-break/>- Non lo so! Cazzo Frankie, sto di merda, v-vieni qui, m-mi sento morire, ti p-prego…</text:p>
      <text:p text:style-name="P11"/>
      <text:p text:style-name="pulsante">[Vai da lei]</text:p>
      <text:p text:style-name="pulsante"/>
      <text:p text:style-name="pulsante">[Resti in ospedale]</text:p>
      <text:p text:style-name="P11">………………………………………………………………..</text:p>
      <text:p text:style-name="P42"/>
      <text:p text:style-name="P90"><text:s text:c="54"/><text:span text:style-name="T113">B</text:span> <text:s text:c="53"/></text:p>
      <text:h text:style-name="P102" text:outline-level="3">8. <text:span text:style-name="T1">(agosto)</text:span></text:h>
      <text:p text:style-name="P19">b. <text:span text:style-name="T10">[lui ha problemi sul lavoro; lei sta dai genitori; lei va in vacanza con genitori]</text:span></text:p>
      <text:p text:style-name="P93"/>
      <text:p text:style-name="P92">?? sfondo nero, riga verde <text:span text:style-name="T111">orizzontale</text:span> continua a metà??</text:p>
      <text:p text:style-name="P93">balloon “extra”: sfondo grigio scuro (sfondo della pagina è <text:span text:style-name="T112">già </text:span>nera) con testo <text:span text:style-name="T112">di colori diversi molto chiari (azzurro, rosa, verde, giallo)</text:span></text:p>
      <text:p text:style-name="P65"/>
      <text:p text:style-name="P5">* F-Frankie…</text:p>
      <text:p text:style-name="P13"><text:span text:style-name="T79">+ Ciccio, sono qui. </text:span><text:span text:style-name="T38">Devo sistemarti il letto? È troppo alto?</text:span></text:p>
      <text:p text:style-name="P4">* Sii forte, Frankie… e porta pazienza. Te la caverai…</text:p>
      <text:p text:style-name="P5">+ Papà! </text:p>
      <text:p text:style-name="P5"/>
      <text:p text:style-name="P92">?? sfondo nero, riga verde <text:span text:style-name="T111">orizzontale</text:span> continua a metà ??</text:p>
      <text:p text:style-name="P5"/>
      <text:p text:style-name="pulsante">[<text:span text:style-name="T117">Chiami l’infermiera]</text:span></text:p>
      <text:p text:style-name="P4">…………………………………………………..</text:p>
      <text:p text:style-name="P65"/>
      <text:p text:style-name="P65">§ Condoglianze, Frankie, mi dispiace.</text:p>
      <text:p text:style-name="P65"># Sentite condoglianze.</text:p>
      <text:p text:style-name="P65">@ Mi dispiace, condoglianze.</text:p>
      <text:p text:style-name="P65">/ Condoglianze. Mancherà a tutti.</text:p>
      <text:p text:style-name="P65">+ Grazie, grazie mille. <text:span text:style-name="T114">Ce la caveremo.</text:span></text:p>
      <text:p text:style-name="P97"/>
      <text:p text:style-name="P94">[Chiudi la bara]</text:p>
      <text:p text:style-name="P38">…………………………………………………..</text:p>
      <text:p text:style-name="P19"/>
      <text:p text:style-name="P81"><text:span text:style-name="T75">+</text:span><text:span text:style-name="T69"> </text:span><text:span text:style-name="T75">Pronto Lu? </text:span><text:span text:style-name="T32">Come stai?</text:span></text:p>
      <text:p text:style-name="P39">- Ciao amore, tutto bene dai, al solito. Come mai questa chiamata?</text:p>
      <text:p text:style-name="P39">+ Ti va di mangiare fuori? Oggi a lavoro è andata di merda, il capo ha minacciato di licenziarmi perché non ho riconosciuto una falla nella sicurezza… Ho voglia di staccare un po’.</text:p>
      <text:p text:style-name="P39">- Oh cavoli, mi spiace… Sì dai, allora mi preparo.</text:p>
      <text:p text:style-name="P39">+ Perfetto. Oggi com’è andata dallo psicologo?</text:p>
      <text:p text:style-name="P81"><text:span text:style-name="T32">- Il solito, </text:span><text:span text:style-name="T41">adesso sta valutando di mandarmi da uno specialista per avere anche una terapia famacologica</text:span><text:span text:style-name="T32">… ti racconto meglio dopo, ok?</text:span></text:p>
      <text:p text:style-name="P78"><text:span text:style-name="T19">+ Va bene, passo a prenderti </text:span><text:span text:style-name="T33">tra venti minuti</text:span><text:span text:style-name="T19">. Puntuale, mi raccomando Polpetta!</text:span></text:p>
      <text:p text:style-name="P39">- Ahah farò il possibile, a dopo, un bacio.</text:p>
      <text:p text:style-name="P39"/>
      <text:p text:style-name="P99">[Riaggancia]</text:p>
      <text:p text:style-name="Standard">………………………………………………………</text:p>
      <text:p text:style-name="Standard"/>
      <text:p text:style-name="P66">- Senti, e se ci facessimo una settimana al mare?</text:p>
      <text:p text:style-name="P66">+ Al mare? Non sapevo avessi una casa delle vacanze.</text:p>
      <text:p text:style-name="P66">- Ma no! Ci facciamo qualche giorno in un bed &amp; breakfast, di giorno sguazziamo in acqua e poi giriamo un po’. Che te ne pare?</text:p>
      <text:p text:style-name="P66">+ Non lo so Lu, io a lavoro sono sul filo del rasoio, vorrei evitare spese non necessarie…</text:p>
      <text:p text:style-name="P66"><text:soft-page-break/>- Non preoccuparti! Ne ho già parlato con i miei, ci regalano loro tutto!</text:p>
      <text:p text:style-name="P66">+ Stai scherzando?</text:p>
      <text:p text:style-name="P66">- No no, sono seria! Dai è una figata, almeno stiamo un po’ da soli. E dopo questo periodo di merda possiamo riprenderci insieme…</text:p>
      <text:p text:style-name="P66">+ Luly non me la sento di farmi pagare una vacanza dai tuoi genitori. Poi comunque dovrei pagare pranzi e cene, non credo sia la cosa migliore per me.</text:p>
      <text:p text:style-name="P66">- Che palle Frankie, non devi spendere niente, pago tutto io, tu devi solo venire con me. Ce la fai o non mi vuoi più?</text:p>
      <text:p text:style-name="P66">+ No Lucinda, non ho detto questo. Ho detto che non è il momento ideale per me, e non voglio farmi pagare…</text:p>
      <text:p text:style-name="P82"><text:span text:style-name="T76">- Ma che problemi hai? Cosa non va bene? È una vacanza, non devi spendere niente, tutto pagato, stiamo da soli e ci svaghiamo un po’. </text:span><text:span text:style-name="T33">Credo che ce lo meritiamo no?</text:span><text:span text:style-name="T76"><text:line-break/>+ Lu, per favore, al momento preferirei cercare di non rimanere disoccupato…</text:span></text:p>
      <text:p text:style-name="P66">- Cazzo Frankie, lavori da un anno senza neanche aver preso un giorno di ferie, neanche quando tuo papà stava male! Pure in ospedale! E ti pare che il tuo capo non ti dà neanche tre giorni di ferie?</text:p>
      <text:p text:style-name="P66">+ È che sto anche finendo un corso di aggiornamento, quello <text:span text:style-name="T118">sull’Experience Design</text:span> di cui ti ho parlato… E tra breve dovrebbe esserci l’esame finale.</text:p>
      <text:p text:style-name="P66">- Vabbè ho capito, fa niente.</text:p>
      <text:p text:style-name="P66">+ Lu davvero, è un anno di merda, ti prego aiutami.</text:p>
      <text:p text:style-name="P82"><text:span text:style-name="T76">- </text:span><text:span text:style-name="T34">Proprio perché è un anno di merda ti chiedo di farci questo regalo! </text:span><text:span text:style-name="T37">La vita non va a rotoli solo per te. </text:span><text:span text:style-name="T39">Cazzo, per fortuna che ci sono stati i miei quando ho avuto quell’attacco di panico.</text:span></text:p>
      <text:p text:style-name="P40">+ Cosa vuoi che ti dica? Vacci con i tuoi in vacanza allora, cosa vuoi da me.</text:p>
      <text:p text:style-name="P40">- Vorrei solo un po’ di comprensione.</text:p>
      <text:p text:style-name="P66"/>
      <text:p text:style-name="P96">[Chiudi gli occhi]</text:p>
      <text:p text:style-name="P67">…………………………………………</text:p>
      <text:h text:style-name="P104" text:outline-level="3">9. <text:span text:style-name="T1">(settembre)</text:span></text:h>
      <text:p text:style-name="P77"><text:span text:style-name="T69">b. </text:span><text:span text:style-name="T74">[a lavoro va meglio, ottima impressione con cliente; lei passa più tempo con genitori; lui cerca lei, ma genitori di lei contrari]</text:span></text:p>
      <text:p text:style-name="P64"/>
      <text:p text:style-name="P83"><text:span text:style-name="T74">+ </text:span><text:span text:style-name="T13">Allora domani parti?<text:line-break/>- Sì! Non vedo l’ora, non hai idea.</text:span></text:p>
      <text:p text:style-name="P68">+ A che ora hai l’aereo?</text:p>
      <text:p text:style-name="P68">- Alle nove di mattina, e dovremmo arrivare intorno alle undici. Mollo le valigie in albergo e mi butto in mare, non aspetto altro.</text:p>
      <text:p text:style-name="P82"><text:span text:style-name="T80">+ Ahah bene mi fa piacere. </text:span><text:span text:style-name="T39">Hai la stanza singola o con i tuoi?</text:span></text:p>
      <text:p text:style-name="P40">- Singola, mica <text:s/>ho quindici anni!</text:p>
      <text:p text:style-name="P40">+ Uuuuh così puoi portarti i camerieri in camera, che figo!</text:p>
      <text:p text:style-name="P40">- Ma smettila scemo… A lavoro com’è andata?</text:p>
      <text:p text:style-name="P40">+ Oggi incredibilmente meglio! A quanto pare il problema di sicurezza era nel servizio del fornitore, non nel codice che ho scritto io. Quindi sono salvo!</text:p>
      <text:p text:style-name="P40">- Davvero? E il tuo capo?</text:p>
      <text:p text:style-name="P40">+ Ahah si è scusato mortalmente con me. Domani mi ha fissato un appuntamento col cliente così gli spiego la situazione.</text:p>
      <text:p text:style-name="P40">- Wow, chi ti ferma più!</text:p>
      <text:p text:style-name="P40">+ Ah, dimenticavo: ho superato l’esame del corso! A quanto pare ci sono un paio di aziende interessate, mi hanno chiesto di mandare un curriculum.</text:p>
      <text:p text:style-name="P40">- Addirittura? Sono tanto felice per te!</text:p>
      <text:p text:style-name="P83"><text:span text:style-name="T19">+ Tu che hai combinato oggi? Stai un po’ meglio?<text:line-break/>- </text:span><text:span text:style-name="T40">Non mi sono quasi alzata dal letto, ho pianto un po’ e poi mi sono fatta una doccia. Niente di speciale..</text:span></text:p>
      <text:p text:style-name="P41">+ Oh. Dai non pensarci, passerà anche questo periodo. Domani un po’ di aria fresca ti aiuterà.</text:p>
      <text:p text:style-name="P41">- Speriamo… non ne posso più. Amore, vado a dormire perché sono sfinita. Ti chiamo domani quando atterro ok?</text:p>
      <text:p text:style-name="P41">+ Va bene, io stasera lavoro un po’ al curriculum. Buon viaggio, ti amo.</text:p>
      <text:p text:style-name="P41"/>
      <text:p text:style-name="pulsante">[Riagganci]</text:p>
      <text:p text:style-name="P41">………………………………………………………….</text:p>
      <text:p text:style-name="P41"/>
      <text:p text:style-name="P105">+ Ehi Lu, come stai?<text:line-break/>- Un po’ meglio oggi, ho quasi finito il trasloco nella casa nuova.</text:p>
      <text:p text:style-name="P105">+ Wow! Sei riuscita a farci stare tutti i tuoi trentanove scatoloni di vestiti?</text:p>
      <text:p text:style-name="P105">- Ahah ovviamente i vestiti vanno per ultimi!</text:p>
      <text:p text:style-name="P105">+ E quand’è che mi fa<text:span text:style-name="T122">i</text:span> vedere il tuo nuovo nido?</text:p>
      <text:p text:style-name="P105">- Mmm non lo so Frankie, i miei non sono molto entusiasti all’idea che ti frequenti.</text:p>
      <text:p text:style-name="P105">+ Perché scusa? <text:span text:style-name="T122">Ma poi mica hanno le telecamere in casa tua!</text:span></text:p>
      <text:p text:style-name="P105">- Per quella sera, lo sai…</text:p>
      <text:p text:style-name="P112"><text:span text:style-name="T44">+ Sì ma… </text:span><text:span text:style-name="T47">cazzo</text:span><text:span text:style-name="T44"> mio papà stava </text:span><text:span text:style-name="T47">morendo</text:span><text:span text:style-name="T44">!</text:span></text:p>
      <text:p text:style-name="P105">- Lo so Frankie. Ma se non ci fossero stati loro, io… Io probabilmente non sarei qui a parlarne adesso.</text:p>
      <text:p text:style-name="P105">+ Io… Mi dispiace Luly. Avrei tanto voluto esserci…</text:p>
      <text:p text:style-name="P105">- Dai non ti preoccupare, dobbiamo solo aspettare che i miei si calmino un po’.</text:p>
      <text:p text:style-name="P105">+ Ok, hai ragione. Allora ci sentiamo domani, buona notte. Ti amo.</text:p>
      <text:p text:style-name="P105">- Buona notte Frankie, ti amo anche io.</text:p>
      <text:p text:style-name="P105"/>
      <text:p text:style-name="pulsante"><text:soft-page-break/>[Riagganci]</text:p>
      <text:p text:style-name="P41"/>
      <text:p text:style-name="P41">…………………………………………………………..</text:p>
      <text:p text:style-name="P41"/>
      <text:p text:style-name="P43"><text:span text:style-name="T116">Ciao papà… Come </text:span><text:span text:style-name="T123">stai</text:span><text:span text:style-name="T116">? Hai già fatto amicizia con un po’ di scheletri, wow non perdi tempo. </text:span><text:span text:style-name="T119">Lucinda ha avuto un attacco di panico quella sera, mi sento in colpa ad averla abbandonata. </text:span><text:span text:style-name="T120">Teneva un sacco a te, </text:span><text:span text:style-name="T123">e </text:span><text:span text:style-name="T120">anche per lei è stato difficile da quando te ne sei andato. Mi manchi. Riposati un po’.</text:span></text:p>
      <text:p text:style-name="P71"/>
      <text:p text:style-name="P98">[Appoggi i fiori]</text:p>
      <text:h text:style-name="P104" text:outline-level="3">10. <text:span text:style-name="T1">(ottobre)</text:span></text:h>
      <text:p text:style-name="P77"><text:span text:style-name="T69">b. </text:span><text:span text:style-name="T74">[lui grosso successo con cliente importante; lei sta </text:span><text:span text:style-name="T41">peggio</text:span><text:span text:style-name="T74">, genitori contrari a farli uscire insieme;]</text:span></text:p>
      <text:p text:style-name="P86"/>
      <text:p text:style-name="P87">+ Luuuulyyyy non ci crederai mai!</text:p>
      <text:p text:style-name="P87">- Ciao Frankie! Oddio cos’è successo?</text:p>
      <text:p text:style-name="P89"><text:span text:style-name="T121">+ </text:span><text:span text:style-name="T45">Mi ha contattato una di quelle aziende del corso di Experience Design!</text:span></text:p>
      <text:p text:style-name="P106">- Che figo! Che ti ha detto?</text:p>
      <text:p text:style-name="P106">+ Sono interessati al mio profilo! Al corso ho fatto una buona impressione, e la mia esperienza come programmatore potrebbe essere utile per inserirmi in un team di design tutto orientato al mondo digitale.</text:p>
      <text:p text:style-name="P106">- Wow ma è fantastico! Hai già fissato qualche colloquio?</text:p>
      <text:p text:style-name="P88"><text:span text:style-name="T19">+ Sì sì, ne ho uno tra un paio di giorni, </text:span><text:span text:style-name="T46">in cui vogliono approfondire un po’ il mio lavoro attuale.</text:span></text:p>
      <text:p text:style-name="P107">- Cavoli sono strafelice per te, te lo meriti tutto.</text:p>
      <text:p text:style-name="P108">+ E tu come stai piccola?</text:p>
      <text:p text:style-name="P108">- Un po’ meglio. <text:span text:style-name="T123">Il terapista mi sta aiutando molto, anche se dice… dice che…</text:span></text:p>
      <text:p text:style-name="P109">+ Cosa dice? Ci vorrà del tempo?</text:p>
      <text:p text:style-name="P113"><text:span text:style-name="T48">- Anche. Ma mi ha anche suggerito che questo non è il momento migliore per una relazione…</text:span></text:p>
      <text:p text:style-name="P109">+ Scusa, mi stai dicendo che è finita? Mi stai scaricando così?</text:p>
      <text:p text:style-name="P109">- No Frankie! Ti chiedo solo di avere un po’ di pazienza. Può darsi che ci vedremo di meno, anche per via dei miei…</text:p>
      <text:p text:style-name="P114"><text:span text:style-name="T49">+ Ancora quella storia? </text:span><text:span text:style-name="T50">Cristo santo</text:span><text:span text:style-name="T49">, riuscirò mai a togliermi questa croce?</text:span></text:p>
      <text:p text:style-name="P110">- Frankie, non farne una tragedia ti prego. È solo un momento del caz<text:span text:style-name="T124">zo</text:span>, tra qualche mese andrà meglio.</text:p>
      <text:p text:style-name="P111">+ Sì ma… Io ti amo Luly. Che faccio senza di te?</text:p>
      <text:p text:style-name="P111">- Anche io ti amo, scemo. Che ti credi? Che ti mollo così? Ahah sarebbe troppo facile disfarti di me!</text:p>
      <text:p text:style-name="P111"/>
      <text:p text:style-name="pulsante">[Chiudi gli occhi]</text:p>
      <text:p text:style-name="P111">…………………………….</text:p>
      <text:p text:style-name="P111"/>
      <text:p text:style-name="P111">+ Ecco, questa è la mia chiesa preferita.</text:p>
      <text:p text:style-name="P111">- Non ti facevo così fedele, da quanto vai in chiesa?</text:p>
      <text:p text:style-name="P111">+ Dai non fare la scema! Adoro questa chiesa perché è una gigantesca presa per il culo.</text:p>
      <text:p text:style-name="P111">- Scusa? Cosa intendi?<text:line-break/>+ Ahah non ci crederai: l’abside doveva essere più profonda, ma per qualche errore di progettazione si sono ritrovati con appena tre metri disponibili. E sai cos’ha fatto il progettista?</text:p>
      <text:p text:style-name="P111">- Ha sfondato i muri vicini?<text:line-break/>+ No, quello l’avrebbe fatto un ingegnere! Invece il progettista ha fatto il furbo e ha dipinto e decorato le pareti dell’abside in modo che inganni l’occhio con la prospettiva, facendo credere che sia molto più profondo di quanto sia in realtà.</text:p>
      <text:p text:style-name="P111">- Mmm, non credo di aver capito. Da qui mi sembra… profonda?</text:p>
      <text:p text:style-name="P111">+ Certo, infatti! Vieni con me, seguimi, e… Guarda adesso!</text:p>
      <text:p text:style-name="P111">- Cos… non ci credo!</text:p>
      <text:p text:style-name="P111">+ Non è geniale?</text:p>
      <text:p text:style-name="P111">- Ahah ma è fantastico!</text:p>
      <text:p text:style-name="P111">+ Un po’ come te!</text:p>
      <text:p text:style-name="P111">- Questo è un colpo basso signor Frankie…</text:p>
      <text:p text:style-name="P111"/>
      <text:p text:style-name="pulsante">[La baci]</text:p>
      <text:p text:style-name="P111"><text:soft-page-break/>……………………………………………..</text:p>
      <text:p text:style-name="P111"/>
      <text:p text:style-name="P111">+ Ciao papà, ti trovo bene. Ho iniziato a lavorare in una nuova azienda sai? Alla fine quel corso si è rivelato parecchio utile, oltre che interessante. I nuovi colleghi sono simpatici, un po’ meno noiosi dei precedenti. Ogni tanto ci facciamo un aperitivo quando finiamo di lavorare. C’è uno che ha studiato filosofia e adesso è specialista in architettura delle informazioni, ci crederesti? <text:line-break/>Con Luly non sta andando molto bene. Da quella sera lei fa sempre più affidamento sui suoi genitori, sembra quasi non si fidi più di me. Mi dispiace di averla abbandonata. Forse se potessi tornare indietro…</text:p>
      <text:p text:style-name="P111">Stammi bene papà, alla prossima.</text:p>
      <text:p text:style-name="P111"/>
      <text:p text:style-name="pulsante">[Appoggi i fiori]</text:p>
      <text:p text:style-name="P111">………………………………………………..</text:p>
      <text:h text:style-name="P104" text:outline-level="3">11. <text:span text:style-name="T1">(novembre)</text:span></text:h>
      <text:p text:style-name="P116"><text:span text:style-name="T13">b. [Lui a lavoro ok; lui senso di colpa per aver abb</text:span><text:span text:style-name="T85">a</text:span><text:span text:style-name="T13">nd</text:span><text:span text:style-name="T85">o</text:span><text:span text:style-name="T13">nato lei; sente mancanza di lei. ]</text:span></text:p>
      <text:p text:style-name="P116"><text:span text:style-name="T13"/></text:p>
      <text:p text:style-name="P117"><text:span text:style-name="T86">+ </text:span><text:span text:style-name="T51">Ehi</text:span><text:span text:style-name="T86"> Luly, tutto ok? Ieri ho provato a chiamarti un paio di volte ma non ho ricevuto nessuna risposta…</text:span></text:p>
      <text:p text:style-name="P115"><text:span text:style-name="T13">- Sì scusa, stavo dormendo. Il terapista mi ha prescritto dei nuovi farmaci, dovrebbero essere più efficaci ma mi lasciano veramente senza un filo di forze. Tu come stai?</text:span></text:p>
      <text:p text:style-name="P117"><text:span text:style-name="T86">+ Io tutto bene! Con i colleghi mi trovo benissimo, domani dovremmo fare un aperitivo in centro. Ti va di unirti così te li presento? </text:span><text:span text:style-name="T51">Parlo sempre un sacco di te, ormai vogliono conoscerti!</text:span></text:p>
      <text:p text:style-name="P117"><text:span text:style-name="T51">- Parli di me?</text:span></text:p>
      <text:p text:style-name="P115"><text:span text:style-name="T19">+ Sì be’…</text:span></text:p>
      <text:p text:style-name="P115"><text:span text:style-name="T19">- Non lo so Frankie, dovrei inventarmi una scusa per i miei, non mi sembra l’ideale. Poi con queste nuove medicine sono davvero a terra, preferisco riposarmi un po’.</text:span></text:p>
      <text:p text:style-name="P115"><text:span text:style-name="T19">+ Ok, capisco. Quindi non ci vediamo più? È così vero?</text:span></text:p>
      <text:p text:style-name="P115"><text:span text:style-name="T19">- Non lo so Frankie, è un casino, io non sto bene, e gli unici che mi stanno aiutando in questo momento sono i miei genitori. Non aggiungere pressione ti prego, te l’ho già detto cosa pensa il terapista…</text:span></text:p>
      <text:p text:style-name="P115"><text:span text:style-name="T19">+ Certo certo. Va bene, allora ci sentiamo. Stammi bene, riprenditi.</text:span></text:p>
      <text:p text:style-name="P115"><text:span text:style-name="T19">- Buona notte.</text:span></text:p>
      <text:p text:style-name="P115"><text:span text:style-name="T19"/></text:p>
      <text:p text:style-name="P117"><text:span text:style-name="T51">[</text:span><text:span text:style-name="T52">Chiudi gli occhi</text:span><text:span text:style-name="T51">]</text:span></text:p>
      <text:p text:style-name="P117"><text:span text:style-name="T51">……………………………………………………………..</text:span></text:p>
      <text:p text:style-name="P117"><text:span text:style-name="T51"/></text:p>
      <text:p text:style-name="P117"><text:span text:style-name="T51"/></text:p>
      <text:p text:style-name="P118"><text:span text:style-name="T51">+ </text:span><text:span text:style-name="T19">Ciao Luly, stasera sono al pub vicino a casa tua con dei miei colleghi. Festeggiamo un nuovo contratto firmato con un cliente strafigo. Non posso dirti nulla per messaggio, però se magari vuoi passare, potremmo raccontarti qualcosa! Spero di vederti, stasera. Un bacio, mi manchi.</text:span></text:p>
      <text:p text:style-name="P118"><text:span text:style-name="T19"/></text:p>
      <text:p text:style-name="P118"><text:span text:style-name="T19">[Vai a fare due passi]</text:span></text:p>
      <text:p text:style-name="P118"><text:span text:style-name="T19">………………………………………………..</text:span></text:p>
      <text:p text:style-name="P118"><text:span text:style-name="T19"/></text:p>
      <text:p text:style-name="P119"><text:span text:style-name="T53">+ Ciao papà. Vedo che non ti annoi mai, eh? A lavoro va alla grande, nel nuovo ufficio sto imparando un sacco di cose veramente in fretta, i progetti sono stimolanti e i colleghi sono fantastici. Con Luly credo sia finita… I suoi genitori non mi vedono di buon occhio, io provo a contattarla ma lei è fredda. Forse è solo la depressione, e io mi sto facendo troppe paranoie? Ho sempre invidiato il modo in cui tu sei riuscito ad andare avanti anche quando la mamma è morta. Come hai fatto? C’è qualche segreto? Ti prego, dammi una mano… Fammi tornare indietro nel tempo, lasciami sistemare le cose quella notte.</text:span></text:p>
      <text:h text:style-name="P104" text:outline-level="3">12. <text:span text:style-name="T1">(dicembre)</text:span></text:h>
      <text:p text:style-name="P116"><text:span text:style-name="T13">b. Lui riceve promozione a lavoro; lui porta fiori su tomba di padre; lui passa sotto casa di lei, la vede uscire mano nella mano con un altro. </text:span></text:p>
      <text:p text:style-name="P116"><text:span text:style-name="T13"/></text:p>
      <text:p text:style-name="P120"><text:span text:style-name="T13">Ciao Lucinda,</text:span></text:p>
      <text:p text:style-name="P120"><text:span text:style-name="T13">ti volevo avvisare che ho aggiornato un po’ il sito. Ho reso i pulsanti più omogenei, ho sistemato l’interazione con i grafici (alcuni non rispondevano come avrebbero dovuto) e ho aumentato un po’ gli spazi tra gli oggetti. Adesso dovrebbe essere più chiaro! Ho anche parlato con gli altri ragazzi, ho fatto vedere come inserire le informazioni nel database e ci penseranno direttamente loro. Mi hanno chiesto di te ma sono rimasto abbastanza vago, in caso ti contatteranno.</text:span></text:p>
      <text:p text:style-name="P120"><text:span text:style-name="T13">Fammi sapere cosa ne pensi, mi piacerebbe avere un tuo parere. <text:line-break/>Ci tenevo a finire questo progetto che abbiamo iniziato insieme.</text:span></text:p>
      <text:p text:style-name="P120"><text:span text:style-name="T13">Spero tu stia bene.<text:line-break/>Ciao.</text:span></text:p>
      <text:p text:style-name="P120"><text:span text:style-name="T13"/></text:p>
      <text:p text:style-name="pulsante">[Invii l’email]</text:p>
      <text:p text:style-name="P120"><text:span text:style-name="T13">…………………………………………………………</text:span></text:p>
      <text:p text:style-name="P120"><text:span text:style-name="T13"/></text:p>
      <text:p text:style-name="P121"><text:span text:style-name="T13">/ Senti Frankie, ma insomma questa Lucinda quando ce la presenti?</text:span></text:p>
      <text:p text:style-name="P121"><text:span text:style-name="T13">+ Mmm, non credo a breve, probabilmente mai più.</text:span></text:p>
      <text:p text:style-name="P121"><text:span text:style-name="T13">/ Ahah ma come, ci hai fatto una testa tanta… e ci lasci così, a bocc’asciutta?</text:span></text:p>
      <text:p text:style-name="P121"><text:span text:style-name="T13">+ Sì, mi dispiace. A quanto pare ci siamo lasciati. Lei purtroppo è caduta in depressione qualche mese fa, e io non sono riuscito a starle vicino quanto avrei dovuto.</text:span></text:p>
      <text:p text:style-name="P121"><text:span text:style-name="T13">^ Oh Frankie, mi dispiace…</text:span></text:p>
      <text:p text:style-name="P121"><text:span text:style-name="T13">+ Sì be’, è andata così.</text:span></text:p>
      <text:p text:style-name="P121"><text:span text:style-name="T13">/ Tu come stai Frankie? </text:span></text:p>
      <text:p text:style-name="P121"><text:span text:style-name="T13">+ Non lo so. Da una parte sono contento perché ho trovato la mia strada lavorativamente parlando, però… Mi manca Lucinda. Cazzo, ve lo giuro, sono a pezzi.</text:span></text:p>
      <text:p text:style-name="P121"><text:span text:style-name="T13">^ Possiamo immaginare…</text:span></text:p>
      <text:p text:style-name="P121"><text:span text:style-name="T13">+ La cosa peggiore è che… probabilmente devo lasciarla andare, e basta.</text:span></text:p>
      <text:p text:style-name="P121"><text:span text:style-name="T13">/ Sembra la cosa più saggia da fare in questo momento.</text:span></text:p>
      <text:p text:style-name="P121"><text:span text:style-name="T13">+ … Anche se lasciarla andare, significa… significa lasciare andare tutto quello che lei ricorda di mio padre. Non potrò mai più avere indietro quelle cose. Vuol dire che devo lasciare il doppio.</text:span></text:p>
      <text:p text:style-name="P121"><text:span text:style-name="T13">/ Hai solo bisogno di tempo, Frankie. Devi solo portare pazienza…</text:span></text:p>
      <text:p text:style-name="P121"><text:span text:style-name="T13">+ “Sii forte e porta pazienza”.</text:span></text:p>
      <text:p text:style-name="P121"><text:span text:style-name="T13">/ Esatto.</text:span></text:p>
      <text:p text:style-name="P121"><text:span text:style-name="T13">+ Mi dispiace di non aver potuto aiutare Lucinda, ci tenevo davvero a lei. Probabilmente se potessi tornerei indietro a quella cazzo di notte e andrei da lei, starei con lei, non la abbandonerei più…</text:span></text:p>
      <text:p text:style-name="P121"><text:span text:style-name="T13">^ … Ma non si può tornare indietro Frankie.</text:span></text:p>
      <text:p text:style-name="P121"><text:span text:style-name="T13">+ Stavamo facendo un sacco di cose insieme. Ve l’ho detto come ci siamo conosciuti?</text:span></text:p>
      <text:p text:style-name="P121"><text:span text:style-name="T13">^ Sì!</text:span></text:p>
      <text:p text:style-name="P121"><text:span text:style-name="T13">/ Sì!</text:span></text:p>
      <text:p text:style-name="P122"><text:span text:style-name="T87">+ … Ecco, adoravo la carica che mi dava. Eppure </text:span><text:span text:style-name="T54">ultimamente </text:span><text:span text:style-name="T87">non la riconoscevo più. Più mi sforzavo di comunicare, e più creavo confusione e facevo danni. Se ripenso a quello che </text:span><text:span text:style-name="T54">saremmo potuti</text:span><text:span text:style-name="T87"> diventare, a quello che avremmo potuto fare insieme… Io…</text:span></text:p>
      <text:p text:style-name="P121"><text:span text:style-name="T13">^ Frankie, va tutto bene. </text:span><text:span text:style-name="T88">Andrà tutto bene.</text:span></text:p>
      <text:p text:style-name="P121"><text:span text:style-name="T88">/ Al buon Frankie lamentone!</text:span></text:p>
      <text:p text:style-name="P123"><text:span text:style-name="T88">^ </text:span><text:span text:style-name="T13">Al buon Frankie!</text:span></text:p>
      <text:p text:style-name="P121"><text:soft-page-break/><text:span text:style-name="T88"/></text:p>
      <text:p text:style-name="pulsante">[Ti unisci al brindisi]</text:p>
      <text:p text:style-name="P123"><text:span text:style-name="T13">……………………………………………..</text:span></text:p>
      <text:p text:style-name="P123"><text:span text:style-name="T13"/></text:p>
      <text:p text:style-name="P123"><text:span text:style-name="T13">Ciao papà, buon Natale. Sono appena passato in libreria, ho trovato una graphic novel che ti sarebbe piaciuta sicuramente. Con Lucinda è finita, non c’è più niente da fare. Ho fatto il possibile, ho provato a… Fa niente. Sarò forte e porterò pazienza. Salutami la mamma se la vedi, falle gli auguri da parte mia.</text:span></text:p>
      <text:p text:style-name="P123"><text:span text:style-name="T13"/></text:p>
      <text:p text:style-name="pulsante">[Appoggia i fiori]</text:p>
      <text:p text:style-name="P123"><text:span text:style-name="T13">……………………………………………</text:span></text:p>
      <text:p text:style-name="P123"><text:span text:style-name="T13"/></text:p>
      <text:p text:style-name="P123"><text:span text:style-name="T13">/// Buongiorno Frankie, sono la dottoressa Tania. </text:span></text:p>
      <text:p text:style-name="P123"><text:span text:style-name="T13">Ho appeno avuto i referti, se oggi puoi passare in dipartimento da me ne parliamo insieme. <text:line-break/>Buona giornata.</text:span></text:p>
      <text:p text:style-name="P123"><text:span text:style-name="T13"/></text:p>
      <text:p text:style-name="pulsante"><text:span text:style-name="T13">[</text:span><text:span text:style-name="T89">Segna in agenda]</text:span></text:p>
      <text:p text:style-name="P123"><text:span text:style-name="T89">…………………………………………….</text:span></text:p>
      <text:h text:style-name="P103" text:outline-level="3">EPILOGO</text:h>
      <text:p text:style-name="P62">Ultimo balloon di Frankie</text:p>
      <text:p text:style-name="P62"/>
      <text:p text:style-name="P62"/>
      <text:p text:style-name="P63">&gt;&gt;&gt;PROMPT MESSAGGIO&lt;&lt;&lt;</text:p>
      <text:p text:style-name="P63"/>
      <text:p text:style-name="P62">testo della mail</text:p>
      <text:p text:style-name="P62"/>
      <text:p text:style-name="P62">[Invii l’e-mai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nux Biolinum G" svg:font-family="'Linux Biolinum G'" style:font-adornments="Norma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it" fo:country="IT" fo:font-style="normal" officeooo:rsid="0001f476" style:font-style-asian="normal"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100%" style:page-number="auto">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ulsante" style:family="paragraph" style:parent-style-name="Standard" style:master-page-name="">
      <style:paragraph-properties style:page-number="auto">
        <style:tab-stops/>
      </style:paragraph-properties>
      <style:text-properties style:font-name="Linux Biolinum G" fo:font-family="'Linux Biolinum G'" style:font-style-name="Normale" style:font-pitch="variable" fo:language="it" fo:country="IT" style:text-underline-style="solid" style:text-underline-width="auto" style:text-underline-color="font-color" officeooo:rsid="001ed4fd" fo:background-color="#ddddd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azioni_20_particolari_3f_" style:display-name="interazioni particolari?" style:family="paragraph" style:parent-style-name="Standard" style:master-page-name="">
      <style:paragraph-properties style:page-number="auto">
        <style:tab-stops/>
      </style:paragraph-properties>
      <style:text-properties fo:color="#b2b2b2" loext:opacity="100%" fo:language="it" fo:country="IT" fo:font-style="italic" style:text-underline-style="none" fo:font-weight="bold" officeooo:rsid="001babd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08-17T18:55:11.815000000</dc:date>
    <meta:editing-duration>PT18H9M21S</meta:editing-duration>
    <meta:editing-cycles>48</meta:editing-cycles>
    <meta:document-statistic meta:table-count="0" meta:image-count="0" meta:object-count="0" meta:page-count="23" meta:paragraph-count="472" meta:word-count="6044" meta:character-count="33810" meta:non-whitespace-character-count="28101"/>
  </office:meta>
</office:document-meta>
</file>